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6e6e6" draw:textarea-vertical-align="middle"/>
    </style:style>
    <style:style style:name="gr2" style:family="graphic" style:parent-style-name="standard">
      <style:graphic-properties svg:stroke-color="#b3b3b3" draw:fill="solid" draw:fill-color="#cccccc" draw:textarea-horizontal-align="justify" draw:textarea-vertical-align="middle" draw:auto-grow-height="false" fo:padding-top="0cm" fo:padding-bottom="0cm" fo:padding-left="0cm" fo:padding-right="0cm"/>
    </style:style>
    <style:style style:name="gr3" style:family="graphic" style:parent-style-name="standard">
      <style:graphic-properties svg:stroke-color="#b3b3b3" draw:fill="solid" draw:fill-color="#cccccc" draw:textarea-horizontal-align="justify" draw:textarea-vertical-align="middle" draw:auto-grow-height="false" fo:padding-top="0cm" fo:padding-bottom="0cm" fo:padding-left="0cm" fo:padding-right="0cm"/>
    </style:style>
    <style:style style:name="gr4" style:family="graphic" style:parent-style-name="objectwithoutfill">
      <style:graphic-properties draw:fill="none" draw:fill-color="#e6e6e6" draw:textarea-vertical-align="middle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fill="solid" draw:fill-color="#e6e6ff" draw:textarea-vertical-align="middle"/>
    </style:style>
    <style:style style:name="gr7" style:family="graphic" style:parent-style-name="standard">
      <style:graphic-properties draw:fill="solid" draw:fill-color="#e6e6ff" draw:textarea-horizontal-align="justify" draw:textarea-vertical-align="middle" draw:auto-grow-height="false" fo:padding-top="0cm" fo:padding-bottom="0cm" fo:padding-left="0cm" fo:padding-right="0cm"/>
    </style:style>
    <style:style style:name="gr8" style:family="graphic" style:parent-style-name="standard">
      <style:graphic-properties draw:fill="solid" draw:fill-color="#e6e6ff" draw:textarea-horizontal-align="justify" draw:textarea-vertical-align="middle" draw:auto-grow-height="false" fo:padding-top="0cm" fo:padding-bottom="0cm" fo:padding-left="0cm" fo:padding-right="0cm"/>
    </style:style>
    <style:style style:name="gr9" style:family="graphic" style:parent-style-name="standard">
      <style:graphic-properties svg:stroke-width="0.1cm" svg:stroke-color="#ff0000" draw:marker-start-width="0.35cm" draw:marker-end-width="0.35cm" draw:fill="solid" draw:fill-color="#e6e6ff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fill="none" draw:fill-color="#e6e6ff" draw:textarea-horizontal-align="justify" draw:textarea-vertical-align="middle" draw:auto-grow-height="false" fo:padding-top="0cm" fo:padding-bottom="0cm" fo:padding-left="0cm" fo:padding-right="0cm"/>
    </style:style>
    <style:style style:name="gr11" style:family="graphic" style:parent-style-name="standard">
      <style:graphic-properties svg:stroke-width="0.1cm" svg:stroke-color="#808080" draw:marker-start-width="0.35cm" draw:marker-end-width="0.35cm" draw:fill="solid" draw:fill-color="#e6e6e6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3" style:family="graphic" style:parent-style-name="standard">
      <style:graphic-properties svg:stroke-width="0.1cm" svg:stroke-color="#ff6633" draw:marker-start-width="0.35cm" draw:marker-end-width="0.35cm" draw:fill="solid" draw:fill-color="#e6e6ff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fill="solid" draw:fill-color="#ff8080" draw:textarea-horizontal-align="justify" draw:textarea-vertical-align="middle" draw:auto-grow-height="false" fo:padding-top="0cm" fo:padding-bottom="0cm" fo:padding-left="0cm" fo:padding-right="0cm"/>
    </style:style>
    <style:style style:name="gr15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7" style:family="graphic" style:parent-style-name="standard">
      <style:graphic-properties svg:stroke-width="0.1cm" svg:stroke-color="#0000ff" draw:marker-start-width="0.35cm" draw:marker-end-width="0.35cm" draw:fill="solid" draw:fill-color="#e6e6e6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fill="solid" draw:fill-color="#ffff00" draw:textarea-horizontal-align="justify" draw:textarea-vertical-align="middle" draw:auto-grow-height="false" fo:padding-top="0cm" fo:padding-bottom="0cm" fo:padding-left="0cm" fo:padding-right="0cm"/>
    </style:style>
    <style:style style:name="gr19" style:family="graphic" style:parent-style-name="standard">
      <style:graphic-properties draw:fill="solid" draw:fill-color="#808080" draw:textarea-horizontal-align="justify" draw:textarea-vertical-align="middle" draw:auto-grow-height="false" fo:padding-top="0cm" fo:padding-bottom="0cm" fo:padding-left="0cm" fo:padding-right="0cm"/>
    </style:style>
    <style:style style:name="gr20" style:family="graphic" style:parent-style-name="standard">
      <style:graphic-properties draw:fill="solid" draw:fill-color="#ff0000" draw:textarea-horizontal-align="justify" draw:textarea-vertical-align="middle" draw:auto-grow-height="false" fo:padding-top="0cm" fo:padding-bottom="0cm" fo:padding-left="0cm" fo:padding-right="0cm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 fo:padding-top="0cm" fo:padding-bottom="0cm" fo:padding-left="0cm" fo:padding-right="0cm"/>
    </style:style>
    <style:style style:name="gr22" style:family="graphic" style:parent-style-name="objectwithoutfill">
      <style:graphic-properties svg:stroke-width="0.05cm" draw:marker-start-width="0.275cm" draw:marker-end-width="0.275cm" draw:fill="solid" draw:fill-color="#ffffff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4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5" style:family="graphic" style:parent-style-name="objectwithoutfill">
      <style:graphic-properties svg:stroke-width="0.1cm" svg:stroke-color="#ffffff" draw:marker-start-width="0.35cm" draw:marker-end-width="0.35cm" draw:fill="none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svg:stroke-width="0.1cm" svg:stroke-color="#808080" draw:marker-start-width="0.35cm" draw:marker-end-width="0.35cm" draw:fill="solid" draw:fill-color="#e6e6ff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draw:fill="solid" draw:fill-color="#e6e6ff" draw:textarea-horizontal-align="justify" draw:textarea-vertical-align="middle" draw:auto-grow-height="false" fo:min-height="0.212cm" fo:min-width="0.212cm" fo:padding-top="0cm" fo:padding-bottom="0cm" fo:padding-left="0cm" fo:padding-right="0cm"/>
    </style:style>
    <style:style style:name="gr29" style:family="graphic" style:parent-style-name="standard">
      <style:graphic-properties draw:fill="solid" draw:fill-color="#e6e6ff" draw:textarea-horizontal-align="justify" draw:textarea-vertical-align="middle" draw:auto-grow-height="false" fo:min-height="0.212cm" fo:min-width="0.212cm" fo:padding-top="0cm" fo:padding-bottom="0cm" fo:padding-left="0cm" fo:padding-right="0cm"/>
    </style:style>
    <style:style style:name="gr30" style:family="graphic" style:parent-style-name="standard">
      <style:graphic-properties draw:fill="solid" draw:fill-color="#e6e6ff" draw:textarea-horizontal-align="justify" draw:textarea-vertical-align="middle" draw:auto-grow-height="false" fo:min-height="0.25cm" fo:min-width="2cm"/>
    </style:style>
    <style:style style:name="gr31" style:family="graphic" style:parent-style-name="standard">
      <style:graphic-properties draw:fill="solid" draw:fill-color="#ff8080" draw:textarea-horizontal-align="justify" draw:textarea-vertical-align="middle" draw:auto-grow-height="false" fo:min-height="0.212cm" fo:min-width="0.212cm" fo:padding-top="0cm" fo:padding-bottom="0cm" fo:padding-left="0cm" fo:padding-right="0cm"/>
    </style:style>
    <style:style style:name="gr32" style:family="graphic" style:parent-style-name="standard">
      <style:graphic-properties draw:fill="solid" draw:fill-color="#cccccc" draw:textarea-horizontal-align="justify" draw:textarea-vertical-align="middle" draw:auto-grow-height="false" fo:min-height="0.202cm" fo:min-width="0.452cm"/>
    </style:style>
    <style:style style:name="gr33" style:family="graphic" style:parent-style-name="standard">
      <style:graphic-properties draw:fill="solid" draw:fill-color="#cccccc" draw:textarea-horizontal-align="justify" draw:textarea-vertical-align="middle" draw:auto-grow-height="false" fo:min-height="0.202cm" fo:min-width="0.952cm"/>
    </style:style>
    <style:style style:name="gr34" style:family="graphic" style:parent-style-name="standard">
      <style:graphic-properties draw:stroke="dash" draw:stroke-dash="Ultrafine_20_Dashed" svg:stroke-width="0.1cm" svg:stroke-color="#808080" draw:marker-start-width="0.35cm" draw:marker-end-width="0.35cm" draw:fill="solid" draw:fill-color="#e6e6e6" draw:textarea-vertical-align="middle" fo:padding-top="0.175cm" fo:padding-bottom="0.175cm" fo:padding-left="0.3cm" fo:padding-right="0.3cm"/>
    </style:style>
    <style:style style:name="gr35" style:family="graphic" style:parent-style-name="standard">
      <style:graphic-properties draw:fill="solid" draw:fill-color="#808080" draw:textarea-horizontal-align="justify" draw:textarea-vertical-align="middle" draw:auto-grow-height="false" fo:min-height="0.212cm" fo:min-width="0.212cm" fo:padding-top="0cm" fo:padding-bottom="0cm" fo:padding-left="0cm" fo:padding-right="0cm"/>
    </style:style>
    <style:style style:name="gr36" style:family="graphic" style:parent-style-name="standard">
      <style:graphic-properties draw:fill="solid" draw:fill-color="#ff0000" draw:textarea-horizontal-align="justify" draw:textarea-vertical-align="middle" draw:auto-grow-height="false" fo:min-height="0.212cm" fo:min-width="0.212cm" fo:padding-top="0cm" fo:padding-bottom="0cm" fo:padding-left="0cm" fo:padding-right="0cm"/>
    </style:style>
    <style:style style:name="gr37" style:family="graphic" style:parent-style-name="standard">
      <style:graphic-properties draw:fill="solid" draw:fill-color="#ffffff" draw:textarea-horizontal-align="justify" draw:textarea-vertical-align="middle" draw:auto-grow-height="false" fo:min-height="0.212cm" fo:min-width="0.212cm" fo:padding-top="0cm" fo:padding-bottom="0cm" fo:padding-left="0cm" fo:padding-right="0cm"/>
    </style:style>
    <style:style style:name="gr38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5cm" fo:min-width="0cm"/>
    </style:style>
    <style:style style:name="gr39" style:family="graphic" style:parent-style-name="standard">
      <style:graphic-properties draw:stroke="dash" draw:stroke-dash="Line_20_Style_20_9" svg:stroke-width="0.1cm" svg:stroke-color="#808080" draw:marker-start-width="0.35cm" draw:marker-end-width="0.35cm" draw:fill="solid" draw:fill-color="#e6e6ff" draw:textarea-vertical-align="middle" fo:padding-top="0.175cm" fo:padding-bottom="0.175cm" fo:padding-left="0.3cm" fo:padding-right="0.3cm"/>
    </style:style>
    <style:style style:name="gr40" style:family="graphic" style:parent-style-name="standard">
      <style:graphic-properties draw:fill="solid" draw:fill-color="#ffffcc" draw:textarea-horizontal-align="justify" draw:textarea-vertical-align="middle" draw:auto-grow-height="false" fo:min-height="0.214cm" fo:min-width="1.4cm" fo:wrap-option="no-wrap"/>
    </style:style>
    <style:style style:name="gr41" style:family="graphic" style:parent-style-name="standard">
      <style:graphic-properties svg:stroke-color="#b3b3b3" draw:fill="solid" draw:fill-color="#cccccc" draw:textarea-horizontal-align="justify" draw:textarea-vertical-align="middle" draw:auto-grow-height="false" fo:min-height="0.212cm" fo:min-width="0.212cm" fo:padding-top="0cm" fo:padding-bottom="0cm" fo:padding-left="0cm" fo:padding-right="0cm"/>
    </style:style>
    <style:style style:name="gr42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43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4" style:family="graphic" style:parent-style-name="standard">
      <style:graphic-properties draw:stroke="dash" draw:stroke-dash="Line_20_Style_20_9" svg:stroke-width="0.1cm" svg:stroke-color="#ff0000" draw:marker-start-width="0.35cm" draw:marker-end-width="0.35cm" draw:fill="solid" draw:fill-color="#e6e6ff" draw:textarea-vertical-align="middle" fo:padding-top="0.175cm" fo:padding-bottom="0.175cm" fo:padding-left="0.3cm" fo:padding-right="0.3cm"/>
    </style:style>
    <style:style style:name="P1" style:family="paragraph">
      <loext:graphic-properties draw:fill="solid" draw:fill-color="#e6e6e6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cccccc"/>
      <style:paragraph-properties fo:text-align="center"/>
      <style:text-properties fo:font-size="5pt" style:font-size-asian="5pt" style:font-size-complex="18pt"/>
    </style:style>
    <style:style style:name="P4" style:family="paragraph">
      <loext:graphic-properties draw:fill="none" draw:fill-color="#e6e6e6"/>
      <style:paragraph-properties fo:text-align="center"/>
    </style:style>
    <style:style style:name="P5" style:family="paragraph">
      <loext:graphic-properties draw:fill="solid" draw:fill-color="#ffffcc"/>
      <style:paragraph-properties fo:text-align="center"/>
      <style:text-properties fo:font-size="5pt"/>
    </style:style>
    <style:style style:name="P6" style:family="paragraph">
      <loext:graphic-properties draw:fill="solid" draw:fill-color="#e6e6ff"/>
      <style:paragraph-properties fo:text-align="center"/>
      <style:text-properties fo:font-size="5pt" style:font-size-asian="5pt"/>
    </style:style>
    <style:style style:name="P7" style:family="paragraph">
      <loext:graphic-properties draw:fill="solid" draw:fill-color="#e6e6ff"/>
      <style:paragraph-properties fo:text-align="center"/>
      <style:text-properties fo:font-size="5pt" style:font-size-asian="5pt" style:font-size-complex="18pt"/>
    </style:style>
    <style:style style:name="P8" style:family="paragraph">
      <loext:graphic-properties draw:fill="solid" draw:fill-color="#e6e6ff"/>
      <style:paragraph-properties fo:text-align="center"/>
    </style:style>
    <style:style style:name="P9" style:family="paragraph">
      <loext:graphic-properties draw:fill="none" draw:fill-color="#e6e6ff"/>
      <style:paragraph-properties fo:text-align="center"/>
      <style:text-properties fo:font-size="5pt" style:font-size-asian="5pt" style:font-size-complex="18pt"/>
    </style:style>
    <style:style style:name="P10" style:family="paragraph">
      <loext:graphic-properties draw:fill="solid" draw:fill-color="#ff8080"/>
      <style:paragraph-properties fo:text-align="center"/>
      <style:text-properties fo:font-size="5pt" style:font-size-asian="5pt" style:font-size-complex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cccccc"/>
      <style:paragraph-properties fo:text-align="center"/>
    </style:style>
    <style:style style:name="P13" style:family="paragraph">
      <loext:graphic-properties draw:fill="solid" draw:fill-color="#ffff00"/>
      <style:paragraph-properties fo:text-align="center"/>
      <style:text-properties fo:font-size="5pt" style:font-size-asian="5pt" style:font-size-complex="18pt"/>
    </style:style>
    <style:style style:name="P14" style:family="paragraph">
      <loext:graphic-properties draw:fill="solid" draw:fill-color="#808080"/>
      <style:paragraph-properties fo:text-align="center"/>
      <style:text-properties fo:font-size="5pt" style:font-size-asian="5pt" style:font-size-complex="18pt"/>
    </style:style>
    <style:style style:name="P15" style:family="paragraph">
      <loext:graphic-properties draw:fill="solid" draw:fill-color="#ff0000"/>
      <style:paragraph-properties fo:text-align="center"/>
      <style:text-properties fo:font-size="5pt" style:font-size-asian="5pt" style:font-size-complex="18pt"/>
    </style:style>
    <style:style style:name="P16" style:family="paragraph">
      <loext:graphic-properties draw:fill="solid" draw:fill-color="#ffffff"/>
      <style:paragraph-properties fo:text-align="center"/>
      <style:text-properties fo:font-size="5pt" style:font-size-asian="5pt" style:font-size-complex="18pt"/>
    </style:style>
    <style:style style:name="P17" style:family="paragraph">
      <loext:graphic-properties draw:fill="solid" draw:fill-color="#ffffff"/>
      <style:paragraph-properties fo:text-align="center"/>
    </style:style>
    <style:style style:name="P18" style:family="paragraph">
      <loext:graphic-properties draw:fill="solid" draw:fill-color="#000000"/>
      <style:paragraph-properties fo:text-align="center"/>
    </style:style>
    <style:style style:name="P19" style:family="paragraph">
      <loext:graphic-properties draw:fill="none" draw:fill-color="#ffffff"/>
    </style:style>
    <style:style style:name="P20" style:family="paragraph">
      <style:paragraph-properties fo:text-align="center"/>
      <style:text-properties fo:font-size="5pt"/>
    </style:style>
    <style:style style:name="P21" style:family="paragraph">
      <style:paragraph-properties fo:text-align="center"/>
      <style:text-properties fo:font-size="5pt" style:font-size-asian="5pt" style:font-size-complex="18pt"/>
    </style:style>
    <style:style style:name="T1" style:family="text">
      <style:text-properties fo:font-size="5pt" style:font-size-asian="5pt" style:font-size-complex="18pt"/>
    </style:style>
    <style:style style:name="T2" style:family="text">
      <style:text-properties fo:font-size="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polygon draw:style-name="gr1" draw:text-style-name="P1" draw:layer="layout" svg:width="10.499cm" svg:height="13.499cm" svg:x="3.5cm" svg:y="1cm" svg:viewBox="0 0 10500 13500" draw:points="3000,0 2500,500 450,500 0,1050 0,13000 500,13500 10000,13500 10500,13000 10500,1000 9550,0">
            <text:p/>
          </draw:polygon>
          <draw:custom-shape draw:style-name="gr2" draw:text-style-name="P3" xml:id="id1" draw:id="id1" draw:layer="layout" svg:width="0.3cm" svg:height="0.3cm" svg:x="3.85cm" svg:y="1.85cm">
            <text:p text:style-name="P2"><text:span text:style-name="T1">D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3" draw:id="id3" draw:layer="layout" svg:width="0.3cm" svg:height="0.3cm" svg:x="3.85cm" svg:y="2.35cm">
            <text:p text:style-name="P2"><text:span text:style-name="T1">D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5" draw:id="id5" draw:layer="layout" svg:width="0.3cm" svg:height="0.3cm" svg:x="3.85cm" svg:y="2.85cm">
            <text:p text:style-name="P2"><text:span text:style-name="T1">D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7" draw:id="id7" draw:layer="layout" svg:width="0.3cm" svg:height="0.3cm" svg:x="3.85cm" svg:y="3.35cm">
            <text:p text:style-name="P2"><text:span text:style-name="T1">D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9" draw:id="id9" draw:layer="layout" svg:width="0.3cm" svg:height="0.3cm" svg:x="3.85cm" svg:y="3.85cm">
            <text:p text:style-name="P2"><text:span text:style-name="T1">D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11" draw:id="id11" draw:layer="layout" svg:width="0.3cm" svg:height="0.3cm" svg:x="3.85cm" svg:y="4.35cm">
            <text:p text:style-name="P2"><text:span text:style-name="T1">D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13" draw:id="id13" draw:layer="layout" svg:width="0.3cm" svg:height="0.3cm" svg:x="3.85cm" svg:y="4.85cm">
            <text:p text:style-name="P2"><text:span text:style-name="T1">D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15" draw:id="id15" draw:layer="layout" svg:width="0.3cm" svg:height="0.3cm" svg:x="3.85cm" svg:y="5.35cm">
            <text:p text:style-name="P2"><text:span text:style-name="T1">D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2" draw:id="id2" draw:layer="layout" svg:width="0.3cm" svg:height="0.3cm" svg:x="4.35cm" svg:y="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4" draw:id="id4" draw:layer="layout" svg:width="0.3cm" svg:height="0.3cm" svg:x="4.35cm" svg:y="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6" draw:id="id6" draw:layer="layout" svg:width="0.3cm" svg:height="0.3cm" svg:x="4.35cm" svg:y="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8" draw:id="id8" draw:layer="layout" svg:width="0.3cm" svg:height="0.3cm" svg:x="4.35cm" svg:y="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10" draw:id="id10" draw:layer="layout" svg:width="0.3cm" svg:height="0.3cm" svg:x="4.35cm" svg:y="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12" draw:id="id12" draw:layer="layout" svg:width="0.3cm" svg:height="0.3cm" svg:x="4.35cm" svg:y="4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14" draw:id="id14" draw:layer="layout" svg:width="0.3cm" svg:height="0.3cm" svg:x="4.35cm" svg:y="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16" draw:id="id16" draw:layer="layout" svg:width="0.3cm" svg:height="0.3cm" svg:x="4.35cm" svg:y="5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4.35cm" svg:y="5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18" draw:id="id18" draw:layer="layout" svg:width="0.3cm" svg:height="0.3cm" svg:x="4.35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20" draw:id="id20" draw:layer="layout" svg:width="0.3cm" svg:height="0.3cm" svg:x="4.35cm" svg:y="6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22" draw:id="id22" draw:layer="layout" svg:width="0.3cm" svg:height="0.3cm" svg:x="4.35cm" svg:y="7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24" draw:id="id24" draw:layer="layout" svg:width="0.3cm" svg:height="0.3cm" svg:x="4.35cm" svg:y="7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26" draw:id="id26" draw:layer="layout" svg:width="0.3cm" svg:height="0.3cm" svg:x="4.35cm" svg:y="8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28" draw:id="id28" draw:layer="layout" svg:width="0.3cm" svg:height="0.3cm" svg:x="4.35cm" svg:y="8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30" draw:id="id30" draw:layer="layout" svg:width="0.3cm" svg:height="0.3cm" svg:x="4.35cm" svg:y="9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32" draw:id="id32" draw:layer="layout" svg:width="0.3cm" svg:height="0.3cm" svg:x="4.35cm" svg:y="9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34" draw:id="id34" draw:layer="layout" svg:width="0.3cm" svg:height="0.3cm" svg:x="4.35cm" svg:y="10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36" draw:id="id36" draw:layer="layout" svg:width="0.3cm" svg:height="0.3cm" svg:x="4.35cm" svg:y="10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4.35cm" svg:y="1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4.35cm" svg:y="1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4.35cm" svg:y="1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4.35cm" svg:y="1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4.35cm" svg:y="1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4.35cm" svg:y="1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3.85cm" svg:y="1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3.85cm" svg:y="1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3.85cm" svg:y="1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3.85cm" svg:y="1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3.85cm" svg:y="1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3.85cm" svg:y="1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17" draw:id="id17" draw:layer="layout" svg:width="0.3cm" svg:height="0.3cm" svg:x="3.85cm" svg:y="6.2cm">
            <text:p text:style-name="P2"><text:span text:style-name="T1">D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19" draw:id="id19" draw:layer="layout" svg:width="0.3cm" svg:height="0.3cm" svg:x="3.85cm" svg:y="6.7cm">
            <text:p text:style-name="P2"><text:span text:style-name="T1">D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21" draw:id="id21" draw:layer="layout" svg:width="0.3cm" svg:height="0.3cm" svg:x="3.85cm" svg:y="7.2cm">
            <text:p text:style-name="P2"><text:span text:style-name="T1">D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23" draw:id="id23" draw:layer="layout" svg:width="0.3cm" svg:height="0.3cm" svg:x="3.85cm" svg:y="7.7cm">
            <text:p text:style-name="P2"><text:span text:style-name="T1">D1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25" draw:id="id25" draw:layer="layout" svg:width="0.3cm" svg:height="0.3cm" svg:x="3.85cm" svg:y="8.2cm">
            <text:p text:style-name="P2"><text:span text:style-name="T1">D1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27" draw:id="id27" draw:layer="layout" svg:width="0.3cm" svg:height="0.3cm" svg:x="3.85cm" svg:y="8.7cm">
            <text:p text:style-name="P2"><text:span text:style-name="T1">D1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29" draw:id="id29" draw:layer="layout" svg:width="0.3cm" svg:height="0.3cm" svg:x="3.85cm" svg:y="9.2cm">
            <text:p text:style-name="P2"><text:span text:style-name="T1">GN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31" draw:id="id31" draw:layer="layout" svg:width="0.3cm" svg:height="0.3cm" svg:x="3.85cm" svg:y="9.7cm">
            <text:p text:style-name="P2"><text:span text:style-name="T1">ARE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33" draw:id="id33" draw:layer="layout" svg:width="0.3cm" svg:height="0.3cm" svg:x="3.85cm" svg:y="10.2cm">
            <text:p text:style-name="P2"><text:span text:style-name="T1">SD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35" draw:id="id35" draw:layer="layout" svg:width="0.3cm" svg:height="0.3cm" svg:x="3.85cm" svg:y="10.7cm">
            <text:p text:style-name="P2"><text:span text:style-name="T1">SD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4.85cm" svg:y="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4.85cm" svg:y="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4.85cm" svg:y="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4.85cm" svg:y="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4.85cm" svg:y="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4.85cm" svg:y="4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4.85cm" svg:y="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4.85cm" svg:y="5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4.85cm" svg:y="5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4.85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4.85cm" svg:y="6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4.85cm" svg:y="7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4.85cm" svg:y="7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4.85cm" svg:y="8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4.85cm" svg:y="8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4.85cm" svg:y="9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4.85cm" svg:y="9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4.85cm" svg:y="10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4.85cm" svg:y="10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4.85cm" svg:y="1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4.85cm" svg:y="1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4.85cm" svg:y="1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4.85cm" svg:y="1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4.85cm" svg:y="1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4.85cm" svg:y="1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35cm" svg:y="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35cm" svg:y="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35cm" svg:y="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35cm" svg:y="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35cm" svg:y="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35cm" svg:y="4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35cm" svg:y="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35cm" svg:y="5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35cm" svg:y="5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35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35cm" svg:y="6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35cm" svg:y="7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35cm" svg:y="7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35cm" svg:y="8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35cm" svg:y="8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35cm" svg:y="9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35cm" svg:y="9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35cm" svg:y="10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35cm" svg:y="10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35cm" svg:y="1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35cm" svg:y="1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35cm" svg:y="1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35cm" svg:y="1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35cm" svg:y="1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35cm" svg:y="1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85cm" svg:y="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85cm" svg:y="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85cm" svg:y="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85cm" svg:y="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85cm" svg:y="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85cm" svg:y="4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85cm" svg:y="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85cm" svg:y="5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85cm" svg:y="5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85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85cm" svg:y="6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85cm" svg:y="7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85cm" svg:y="7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85cm" svg:y="8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85cm" svg:y="8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85cm" svg:y="9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85cm" svg:y="9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85cm" svg:y="10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85cm" svg:y="10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85cm" svg:y="1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85cm" svg:y="1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85cm" svg:y="1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85cm" svg:y="1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85cm" svg:y="1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85cm" svg:y="1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35cm" svg:y="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85cm" svg:y="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35cm" svg:y="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3cm" svg:height="0.3cm" svg:x="7.85cm" svg:y="1.35cm">
            <text:p text:style-name="P2"><text:span text:style-name="T1">VC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35cm" svg:y="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3cm" svg:height="0.3cm" svg:x="8.85cm" svg:y="1.35cm">
            <text:p text:style-name="P2"><text:span text:style-name="T1">GN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35cm" svg:y="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85cm" svg:y="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35cm" svg:y="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3cm" svg:height="0.3cm" svg:x="10.85cm" svg:y="1.35cm">
            <text:p text:style-name="P2"><text:span text:style-name="T1">SCK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3cm" svg:height="0.3cm" svg:x="11.35cm" svg:y="1.35cm">
            <text:p text:style-name="P2"><text:span text:style-name="T1">MISO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3cm" svg:height="0.3cm" svg:x="11.85cm" svg:y="1.35cm">
            <text:p text:style-name="P2"><text:span text:style-name="T1">MOSI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35cm" svg:y="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85cm" svg:y="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35cm" svg:y="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35cm" svg:y="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35cm" svg:y="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35cm" svg:y="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35cm" svg:y="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35cm" svg:y="4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35cm" svg:y="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35cm" svg:y="5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35cm" svg:y="5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35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35cm" svg:y="6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35cm" svg:y="7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35cm" svg:y="7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35cm" svg:y="8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35cm" svg:y="8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35cm" svg:y="9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35cm" svg:y="9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35cm" svg:y="10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35cm" svg:y="10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35cm" svg:y="1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35cm" svg:y="1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35cm" svg:y="1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35cm" svg:y="1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35cm" svg:y="1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35cm" svg:y="1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85cm" svg:y="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85cm" svg:y="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85cm" svg:y="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85cm" svg:y="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85cm" svg:y="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85cm" svg:y="4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85cm" svg:y="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85cm" svg:y="5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85cm" svg:y="5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85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85cm" svg:y="6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85cm" svg:y="7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85cm" svg:y="7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85cm" svg:y="8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85cm" svg:y="8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85cm" svg:y="9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85cm" svg:y="9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85cm" svg:y="10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85cm" svg:y="10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85cm" svg:y="1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85cm" svg:y="1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85cm" svg:y="1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85cm" svg:y="1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85cm" svg:y="1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85cm" svg:y="1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35cm" svg:y="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35cm" svg:y="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35cm" svg:y="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35cm" svg:y="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35cm" svg:y="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35cm" svg:y="4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35cm" svg:y="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35cm" svg:y="5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35cm" svg:y="5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35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35cm" svg:y="6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35cm" svg:y="7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35cm" svg:y="7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35cm" svg:y="8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35cm" svg:y="8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35cm" svg:y="9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35cm" svg:y="9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35cm" svg:y="10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35cm" svg:y="10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35cm" svg:y="1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35cm" svg:y="1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35cm" svg:y="1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35cm" svg:y="1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35cm" svg:y="1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35cm" svg:y="1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85cm" svg:y="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85cm" svg:y="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85cm" svg:y="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85cm" svg:y="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85cm" svg:y="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85cm" svg:y="4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85cm" svg:y="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85cm" svg:y="5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85cm" svg:y="5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85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85cm" svg:y="6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85cm" svg:y="7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85cm" svg:y="7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85cm" svg:y="8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85cm" svg:y="8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85cm" svg:y="9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85cm" svg:y="9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85cm" svg:y="10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85cm" svg:y="10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85cm" svg:y="1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85cm" svg:y="1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85cm" svg:y="1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85cm" svg:y="1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85cm" svg:y="1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85cm" svg:y="1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35cm" svg:y="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35cm" svg:y="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35cm" svg:y="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35cm" svg:y="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35cm" svg:y="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35cm" svg:y="4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35cm" svg:y="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35cm" svg:y="5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35cm" svg:y="5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35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35cm" svg:y="6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35cm" svg:y="7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35cm" svg:y="7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35cm" svg:y="8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35cm" svg:y="8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35cm" svg:y="9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35cm" svg:y="9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35cm" svg:y="10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35cm" svg:y="10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35cm" svg:y="1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35cm" svg:y="1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35cm" svg:y="1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35cm" svg:y="1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35cm" svg:y="1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35cm" svg:y="1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85cm" svg:y="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85cm" svg:y="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85cm" svg:y="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85cm" svg:y="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85cm" svg:y="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85cm" svg:y="4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85cm" svg:y="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85cm" svg:y="5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85cm" svg:y="5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85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85cm" svg:y="6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85cm" svg:y="7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85cm" svg:y="7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85cm" svg:y="8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85cm" svg:y="8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85cm" svg:y="9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85cm" svg:y="9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85cm" svg:y="10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85cm" svg:y="10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85cm" svg:y="1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85cm" svg:y="1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85cm" svg:y="1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85cm" svg:y="1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85cm" svg:y="1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85cm" svg:y="1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35cm" svg:y="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35cm" svg:y="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35cm" svg:y="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35cm" svg:y="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35cm" svg:y="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35cm" svg:y="4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35cm" svg:y="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35cm" svg:y="5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35cm" svg:y="5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35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35cm" svg:y="6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35cm" svg:y="7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35cm" svg:y="7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35cm" svg:y="8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35cm" svg:y="8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35cm" svg:y="9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35cm" svg:y="9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35cm" svg:y="10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35cm" svg:y="10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35cm" svg:y="1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35cm" svg:y="1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35cm" svg:y="1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35cm" svg:y="1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35cm" svg:y="1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35cm" svg:y="1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85cm" svg:y="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85cm" svg:y="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85cm" svg:y="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85cm" svg:y="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85cm" svg:y="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85cm" svg:y="4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85cm" svg:y="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85cm" svg:y="5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85cm" svg:y="5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85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85cm" svg:y="6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85cm" svg:y="7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85cm" svg:y="7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85cm" svg:y="8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85cm" svg:y="8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85cm" svg:y="9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85cm" svg:y="9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85cm" svg:y="10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85cm" svg:y="10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85cm" svg:y="1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85cm" svg:y="1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85cm" svg:y="1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85cm" svg:y="1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85cm" svg:y="1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85cm" svg:y="1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35cm" svg:y="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35cm" svg:y="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35cm" svg:y="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35cm" svg:y="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35cm" svg:y="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35cm" svg:y="4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35cm" svg:y="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35cm" svg:y="5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35cm" svg:y="5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35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35cm" svg:y="6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35cm" svg:y="7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35cm" svg:y="7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35cm" svg:y="8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35cm" svg:y="8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35cm" svg:y="9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35cm" svg:y="9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35cm" svg:y="10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35cm" svg:y="10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35cm" svg:y="1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35cm" svg:y="1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35cm" svg:y="1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35cm" svg:y="1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35cm" svg:y="1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35cm" svg:y="1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85cm" svg:y="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85cm" svg:y="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85cm" svg:y="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85cm" svg:y="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85cm" svg:y="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85cm" svg:y="4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85cm" svg:y="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85cm" svg:y="5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85cm" svg:y="5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85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85cm" svg:y="6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85cm" svg:y="7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85cm" svg:y="7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85cm" svg:y="8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85cm" svg:y="8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85cm" svg:y="9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85cm" svg:y="9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85cm" svg:y="10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85cm" svg:y="10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85cm" svg:y="1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85cm" svg:y="1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85cm" svg:y="1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85cm" svg:y="1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85cm" svg:y="1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85cm" svg:y="1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35cm" svg:y="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35cm" svg:y="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35cm" svg:y="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35cm" svg:y="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35cm" svg:y="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35cm" svg:y="4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35cm" svg:y="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35cm" svg:y="5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35cm" svg:y="5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35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35cm" svg:y="6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35cm" svg:y="7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35cm" svg:y="7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35cm" svg:y="8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35cm" svg:y="8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35cm" svg:y="9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35cm" svg:y="9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35cm" svg:y="10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35cm" svg:y="10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35cm" svg:y="1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35cm" svg:y="1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35cm" svg:y="1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35cm" svg:y="1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35cm" svg:y="1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35cm" svg:y="1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85cm" svg:y="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85cm" svg:y="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85cm" svg:y="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85cm" svg:y="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85cm" svg:y="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85cm" svg:y="4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85cm" svg:y="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85cm" svg:y="5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85cm" svg:y="5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85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85cm" svg:y="6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85cm" svg:y="7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85cm" svg:y="7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85cm" svg:y="8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85cm" svg:y="8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85cm" svg:y="9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85cm" svg:y="9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85cm" svg:y="10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85cm" svg:y="10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85cm" svg:y="1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85cm" svg:y="1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85cm" svg:y="1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85cm" svg:y="1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85cm" svg:y="1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85cm" svg:y="1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35cm" svg:y="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35cm" svg:y="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35cm" svg:y="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35cm" svg:y="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35cm" svg:y="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35cm" svg:y="4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35cm" svg:y="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35cm" svg:y="5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35cm" svg:y="5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35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35cm" svg:y="6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35cm" svg:y="7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35cm" svg:y="7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35cm" svg:y="8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35cm" svg:y="8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35cm" svg:y="9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35cm" svg:y="9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35cm" svg:y="10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35cm" svg:y="10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35cm" svg:y="1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35cm" svg:y="1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35cm" svg:y="1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35cm" svg:y="1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35cm" svg:y="1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35cm" svg:y="1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38" draw:id="id38" draw:layer="layout" svg:width="0.3cm" svg:height="0.3cm" svg:x="12.85cm" svg:y="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40" draw:id="id40" draw:layer="layout" svg:width="0.3cm" svg:height="0.3cm" svg:x="12.85cm" svg:y="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42" draw:id="id42" draw:layer="layout" svg:width="0.3cm" svg:height="0.3cm" svg:x="12.85cm" svg:y="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44" draw:id="id44" draw:layer="layout" svg:width="0.3cm" svg:height="0.3cm" svg:x="12.85cm" svg:y="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46" draw:id="id46" draw:layer="layout" svg:width="0.3cm" svg:height="0.3cm" svg:x="12.85cm" svg:y="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48" draw:id="id48" draw:layer="layout" svg:width="0.3cm" svg:height="0.3cm" svg:x="12.85cm" svg:y="4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85cm" svg:y="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50" draw:id="id50" draw:layer="layout" svg:width="0.3cm" svg:height="0.3cm" svg:x="12.85cm" svg:y="5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52" draw:id="id52" draw:layer="layout" svg:width="0.3cm" svg:height="0.3cm" svg:x="12.85cm" svg:y="5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54" draw:id="id54" draw:layer="layout" svg:width="0.3cm" svg:height="0.3cm" svg:x="12.85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56" draw:id="id56" draw:layer="layout" svg:width="0.3cm" svg:height="0.3cm" svg:x="12.85cm" svg:y="6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58" draw:id="id58" draw:layer="layout" svg:width="0.3cm" svg:height="0.3cm" svg:x="12.85cm" svg:y="7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60" draw:id="id60" draw:layer="layout" svg:width="0.3cm" svg:height="0.3cm" svg:x="12.85cm" svg:y="7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62" draw:id="id62" draw:layer="layout" svg:width="0.3cm" svg:height="0.3cm" svg:x="12.85cm" svg:y="8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85cm" svg:y="8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85cm" svg:y="9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85cm" svg:y="9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85cm" svg:y="10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85cm" svg:y="10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85cm" svg:y="1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85cm" svg:y="1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85cm" svg:y="1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85cm" svg:y="1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85cm" svg:y="1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85cm" svg:y="1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37" draw:id="id37" draw:layer="layout" svg:width="0.3cm" svg:height="0.3cm" svg:x="13.35cm" svg:y="1.85cm">
            <text:p text:style-name="P2"><text:span text:style-name="T1">A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39" draw:id="id39" draw:layer="layout" svg:width="0.3cm" svg:height="0.3cm" svg:x="13.35cm" svg:y="2.35cm">
            <text:p text:style-name="P2"><text:span text:style-name="T1">A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41" draw:id="id41" draw:layer="layout" svg:width="0.3cm" svg:height="0.3cm" svg:x="13.35cm" svg:y="2.85cm">
            <text:p text:style-name="P2"><text:span text:style-name="T1">A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43" draw:id="id43" draw:layer="layout" svg:width="0.3cm" svg:height="0.3cm" svg:x="13.35cm" svg:y="3.35cm">
            <text:p text:style-name="P2"><text:span text:style-name="T1">A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45" draw:id="id45" draw:layer="layout" svg:width="0.3cm" svg:height="0.3cm" svg:x="13.35cm" svg:y="3.85cm">
            <text:p text:style-name="P2"><text:span text:style-name="T1">A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47" draw:id="id47" draw:layer="layout" svg:width="0.3cm" svg:height="0.3cm" svg:x="13.35cm" svg:y="4.35cm">
            <text:p text:style-name="P2"><text:span text:style-name="T1">A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3.35cm" svg:y="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49" draw:id="id49" draw:layer="layout" svg:width="0.3cm" svg:height="0.3cm" svg:x="13.35cm" svg:y="5.35cm">
            <text:p text:style-name="P2"><text:span text:style-name="T1">Vi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51" draw:id="id51" draw:layer="layout" svg:width="0.3cm" svg:height="0.3cm" svg:x="13.35cm" svg:y="5.85cm">
            <text:p text:style-name="P2"><text:span text:style-name="T1">GN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53" draw:id="id53" draw:layer="layout" svg:width="0.3cm" svg:height="0.3cm" svg:x="13.35cm" svg:y="6.35cm">
            <text:p text:style-name="P2"><text:span text:style-name="T1">GN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55" draw:id="id55" draw:layer="layout" svg:width="0.3cm" svg:height="0.3cm" svg:x="13.35cm" svg:y="6.85cm">
            <text:p text:style-name="P2"><text:span text:style-name="T1">5V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57" draw:id="id57" draw:layer="layout" svg:width="0.3cm" svg:height="0.3cm" svg:x="13.35cm" svg:y="7.35cm">
            <text:p text:style-name="P2"><text:span text:style-name="T1">3.3V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59" draw:id="id59" draw:layer="layout" svg:width="0.3cm" svg:height="0.3cm" svg:x="13.35cm" svg:y="7.85cm">
            <text:p text:style-name="P2"><text:span text:style-name="T1">RS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61" draw:id="id61" draw:layer="layout" svg:width="0.3cm" svg:height="0.3cm" svg:x="13.35cm" svg:y="8.35cm">
            <text:p text:style-name="P2"><text:span text:style-name="T1">IORE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3.35cm" svg:y="8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3.35cm" svg:y="9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3.35cm" svg:y="9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3.35cm" svg:y="10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3.35cm" svg:y="10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3.35cm" svg:y="1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3.35cm" svg:y="11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3.35cm" svg:y="1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3.35cm" svg:y="1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3.35cm" svg:y="1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3.35cm" svg:y="13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4" draw:layer="layout" draw:type="line" svg:x1="4.15cm" svg:y1="2cm" svg:x2="4.35cm" svg:y2="2cm" draw:start-shape="id1" draw:start-glue-point="10" draw:end-shape="id2" draw:end-glue-point="6" svg:d="M4150 2000h200" svg:viewBox="0 0 201 1">
            <text:p/>
          </draw:connector>
          <draw:connector draw:style-name="gr4" draw:text-style-name="P4" draw:layer="layout" draw:type="line" svg:x1="4.15cm" svg:y1="2.5cm" svg:x2="4.35cm" svg:y2="2.5cm" draw:start-shape="id3" draw:start-glue-point="10" draw:end-shape="id4" draw:end-glue-point="6" svg:d="M4150 2500h200" svg:viewBox="0 0 201 1">
            <text:p/>
          </draw:connector>
          <draw:connector draw:style-name="gr4" draw:text-style-name="P4" draw:layer="layout" draw:type="line" svg:x1="4.15cm" svg:y1="3cm" svg:x2="4.35cm" svg:y2="3cm" draw:start-shape="id5" draw:start-glue-point="10" draw:end-shape="id6" draw:end-glue-point="6" svg:d="M4150 3000h200" svg:viewBox="0 0 201 1">
            <text:p/>
          </draw:connector>
          <draw:connector draw:style-name="gr4" draw:text-style-name="P4" draw:layer="layout" draw:type="line" svg:x1="4.15cm" svg:y1="3.5cm" svg:x2="4.35cm" svg:y2="3.5cm" draw:start-shape="id7" draw:start-glue-point="10" draw:end-shape="id8" draw:end-glue-point="6" svg:d="M4150 3500h200" svg:viewBox="0 0 201 1">
            <text:p/>
          </draw:connector>
          <draw:connector draw:style-name="gr4" draw:text-style-name="P4" draw:layer="layout" draw:type="line" svg:x1="4.15cm" svg:y1="4cm" svg:x2="4.35cm" svg:y2="4cm" draw:start-shape="id9" draw:start-glue-point="10" draw:end-shape="id10" draw:end-glue-point="6" svg:d="M4150 4000h200" svg:viewBox="0 0 201 1">
            <text:p/>
          </draw:connector>
          <draw:connector draw:style-name="gr4" draw:text-style-name="P4" draw:layer="layout" draw:type="line" svg:x1="4.15cm" svg:y1="4.5cm" svg:x2="4.35cm" svg:y2="4.5cm" draw:start-shape="id11" draw:start-glue-point="10" draw:end-shape="id12" draw:end-glue-point="6" svg:d="M4150 4500h200" svg:viewBox="0 0 201 1">
            <text:p/>
          </draw:connector>
          <draw:connector draw:style-name="gr4" draw:text-style-name="P4" draw:layer="layout" draw:type="line" svg:x1="4.15cm" svg:y1="5cm" svg:x2="4.35cm" svg:y2="5cm" draw:start-shape="id13" draw:start-glue-point="10" draw:end-shape="id14" draw:end-glue-point="6" svg:d="M4150 5000h200" svg:viewBox="0 0 201 1">
            <text:p/>
          </draw:connector>
          <draw:connector draw:style-name="gr4" draw:text-style-name="P4" draw:layer="layout" draw:type="line" svg:x1="4.15cm" svg:y1="5.5cm" svg:x2="4.35cm" svg:y2="5.5cm" draw:start-shape="id15" draw:start-glue-point="10" draw:end-shape="id16" draw:end-glue-point="6" svg:d="M4150 5500h200" svg:viewBox="0 0 201 1">
            <text:p/>
          </draw:connector>
          <draw:connector draw:style-name="gr4" draw:text-style-name="P4" draw:layer="layout" draw:type="line" svg:x1="4.15cm" svg:y1="6.35cm" svg:x2="4.35cm" svg:y2="6.5cm" draw:start-shape="id17" draw:start-glue-point="10" draw:end-shape="id18" draw:end-glue-point="6" svg:d="M4150 6350l200 150" svg:viewBox="0 0 201 151">
            <text:p/>
          </draw:connector>
          <draw:connector draw:style-name="gr4" draw:text-style-name="P4" draw:layer="layout" draw:type="line" svg:x1="4.15cm" svg:y1="6.85cm" svg:x2="4.35cm" svg:y2="7cm" draw:start-shape="id19" draw:start-glue-point="10" draw:end-shape="id20" draw:end-glue-point="6" svg:d="M4150 6850l200 150" svg:viewBox="0 0 201 151">
            <text:p/>
          </draw:connector>
          <draw:connector draw:style-name="gr4" draw:text-style-name="P4" draw:layer="layout" draw:type="line" svg:x1="4.15cm" svg:y1="7.35cm" svg:x2="4.35cm" svg:y2="7.5cm" draw:start-shape="id21" draw:start-glue-point="10" draw:end-shape="id22" draw:end-glue-point="6" svg:d="M4150 7350l200 150" svg:viewBox="0 0 201 151">
            <text:p/>
          </draw:connector>
          <draw:connector draw:style-name="gr4" draw:text-style-name="P4" draw:layer="layout" draw:type="line" svg:x1="4.15cm" svg:y1="7.85cm" svg:x2="4.35cm" svg:y2="8cm" draw:start-shape="id23" draw:start-glue-point="10" draw:end-shape="id24" draw:end-glue-point="6" svg:d="M4150 7850l200 150" svg:viewBox="0 0 201 151">
            <text:p/>
          </draw:connector>
          <draw:connector draw:style-name="gr4" draw:text-style-name="P4" draw:layer="layout" draw:type="line" svg:x1="4.106cm" svg:y1="8.456cm" svg:x2="4.35cm" svg:y2="8.5cm" draw:start-shape="id25" draw:start-glue-point="9" draw:end-shape="id26" draw:end-glue-point="6" svg:d="M4106 8456l244 44" svg:viewBox="0 0 245 45">
            <text:p/>
          </draw:connector>
          <draw:connector draw:style-name="gr4" draw:text-style-name="P4" draw:layer="layout" draw:type="line" svg:x1="4.106cm" svg:y1="8.956cm" svg:x2="4.35cm" svg:y2="9cm" draw:start-shape="id27" draw:start-glue-point="9" draw:end-shape="id28" draw:end-glue-point="6" svg:d="M4106 8956l244 44" svg:viewBox="0 0 245 45">
            <text:p/>
          </draw:connector>
          <draw:connector draw:style-name="gr4" draw:text-style-name="P4" draw:layer="layout" draw:type="line" svg:x1="4.15cm" svg:y1="9.35cm" svg:x2="4.35cm" svg:y2="9.5cm" draw:start-shape="id29" draw:start-glue-point="10" draw:end-shape="id30" draw:end-glue-point="6" svg:d="M4150 9350l200 150" svg:viewBox="0 0 201 151">
            <text:p/>
          </draw:connector>
          <draw:connector draw:style-name="gr4" draw:text-style-name="P4" draw:layer="layout" draw:type="line" svg:x1="4.15cm" svg:y1="9.85cm" svg:x2="4.35cm" svg:y2="10cm" draw:start-shape="id31" draw:start-glue-point="10" draw:end-shape="id32" draw:end-glue-point="6" svg:d="M4150 9850l200 150" svg:viewBox="0 0 201 151">
            <text:p/>
          </draw:connector>
          <draw:connector draw:style-name="gr4" draw:text-style-name="P4" draw:layer="layout" draw:type="line" svg:x1="4.15cm" svg:y1="10.35cm" svg:x2="4.35cm" svg:y2="10.5cm" draw:start-shape="id33" draw:start-glue-point="10" draw:end-shape="id34" draw:end-glue-point="6" svg:d="M4150 10350l200 150" svg:viewBox="0 0 201 151">
            <text:p/>
          </draw:connector>
          <draw:connector draw:style-name="gr4" draw:text-style-name="P4" draw:layer="layout" draw:type="line" svg:x1="4.15cm" svg:y1="10.85cm" svg:x2="4.35cm" svg:y2="11cm" draw:start-shape="id35" draw:start-glue-point="10" draw:end-shape="id36" draw:end-glue-point="6" svg:d="M4150 10850l200 150" svg:viewBox="0 0 201 151">
            <text:p/>
          </draw:connector>
          <draw:connector draw:style-name="gr4" draw:text-style-name="P4" draw:layer="layout" draw:type="line" svg:x1="13.35cm" svg:y1="2cm" svg:x2="13.15cm" svg:y2="2cm" draw:start-shape="id37" draw:start-glue-point="6" draw:end-shape="id38" draw:end-glue-point="10" svg:d="M13350 2000h-200" svg:viewBox="0 0 201 1">
            <text:p/>
          </draw:connector>
          <draw:connector draw:style-name="gr4" draw:text-style-name="P4" draw:layer="layout" draw:type="line" svg:x1="13.35cm" svg:y1="2.5cm" svg:x2="13.15cm" svg:y2="2.5cm" draw:start-shape="id39" draw:start-glue-point="6" draw:end-shape="id40" draw:end-glue-point="10" svg:d="M13350 2500h-200" svg:viewBox="0 0 201 1">
            <text:p/>
          </draw:connector>
          <draw:connector draw:style-name="gr4" draw:text-style-name="P4" draw:layer="layout" draw:type="line" svg:x1="13.35cm" svg:y1="3cm" svg:x2="13.15cm" svg:y2="3cm" draw:start-shape="id41" draw:start-glue-point="6" draw:end-shape="id42" draw:end-glue-point="10" svg:d="M13350 3000h-200" svg:viewBox="0 0 201 1">
            <text:p/>
          </draw:connector>
          <draw:connector draw:style-name="gr4" draw:text-style-name="P4" draw:layer="layout" draw:type="line" svg:x1="13.35cm" svg:y1="3.5cm" svg:x2="13.15cm" svg:y2="3.5cm" draw:start-shape="id43" draw:start-glue-point="6" draw:end-shape="id44" draw:end-glue-point="10" svg:d="M13350 3500h-200" svg:viewBox="0 0 201 1">
            <text:p/>
          </draw:connector>
          <draw:connector draw:style-name="gr4" draw:text-style-name="P4" draw:layer="layout" draw:type="line" svg:x1="13.35cm" svg:y1="4cm" svg:x2="13.15cm" svg:y2="4cm" draw:start-shape="id45" draw:start-glue-point="6" draw:end-shape="id46" draw:end-glue-point="10" svg:d="M13350 4000h-200" svg:viewBox="0 0 201 1">
            <text:p/>
          </draw:connector>
          <draw:connector draw:style-name="gr4" draw:text-style-name="P4" draw:layer="layout" draw:type="line" svg:x1="13.35cm" svg:y1="4.5cm" svg:x2="13.15cm" svg:y2="4.5cm" draw:start-shape="id47" draw:start-glue-point="6" draw:end-shape="id48" draw:end-glue-point="10" svg:d="M13350 4500h-200" svg:viewBox="0 0 201 1">
            <text:p/>
          </draw:connector>
          <draw:connector draw:style-name="gr4" draw:text-style-name="P4" draw:layer="layout" draw:type="line" svg:x1="13.35cm" svg:y1="5.5cm" svg:x2="13.15cm" svg:y2="5.5cm" draw:start-shape="id49" draw:start-glue-point="6" draw:end-shape="id50" draw:end-glue-point="10" svg:d="M13350 5500h-200" svg:viewBox="0 0 201 1">
            <text:p/>
          </draw:connector>
          <draw:connector draw:style-name="gr4" draw:text-style-name="P4" draw:layer="layout" draw:type="line" svg:x1="13.35cm" svg:y1="6cm" svg:x2="13.15cm" svg:y2="6cm" draw:start-shape="id51" draw:start-glue-point="6" draw:end-shape="id52" draw:end-glue-point="10" svg:d="M13350 6000h-200" svg:viewBox="0 0 201 1">
            <text:p/>
          </draw:connector>
          <draw:connector draw:style-name="gr4" draw:text-style-name="P4" draw:layer="layout" draw:type="line" svg:x1="13.35cm" svg:y1="6.5cm" svg:x2="13.15cm" svg:y2="6.5cm" draw:start-shape="id53" draw:start-glue-point="6" draw:end-shape="id54" draw:end-glue-point="10" svg:d="M13350 6500h-200" svg:viewBox="0 0 201 1">
            <text:p/>
          </draw:connector>
          <draw:connector draw:style-name="gr4" draw:text-style-name="P4" draw:layer="layout" draw:type="line" svg:x1="13.35cm" svg:y1="7cm" svg:x2="13.15cm" svg:y2="7cm" draw:start-shape="id55" draw:start-glue-point="6" draw:end-shape="id56" draw:end-glue-point="10" svg:d="M13350 7000h-200" svg:viewBox="0 0 201 1">
            <text:p/>
          </draw:connector>
          <draw:connector draw:style-name="gr4" draw:text-style-name="P4" draw:layer="layout" draw:type="line" svg:x1="13.35cm" svg:y1="7.5cm" svg:x2="13.15cm" svg:y2="7.5cm" draw:start-shape="id57" draw:start-glue-point="6" draw:end-shape="id58" draw:end-glue-point="10" svg:d="M13350 7500h-200" svg:viewBox="0 0 201 1">
            <text:p/>
          </draw:connector>
          <draw:connector draw:style-name="gr4" draw:text-style-name="P4" draw:layer="layout" draw:type="line" svg:x1="13.35cm" svg:y1="8cm" svg:x2="13.15cm" svg:y2="8cm" draw:start-shape="id59" draw:start-glue-point="6" draw:end-shape="id60" draw:end-glue-point="10" svg:d="M13350 8000h-200" svg:viewBox="0 0 201 1">
            <text:p/>
          </draw:connector>
          <draw:connector draw:style-name="gr4" draw:text-style-name="P4" draw:layer="layout" draw:type="line" svg:x1="13.35cm" svg:y1="8.5cm" svg:x2="13.15cm" svg:y2="8.5cm" draw:start-shape="id61" draw:start-glue-point="6" draw:end-shape="id62" draw:end-glue-point="10" svg:d="M13350 8500h-200" svg:viewBox="0 0 201 1">
            <text:p/>
          </draw:connector>
        </draw:g>
        <draw:custom-shape draw:style-name="gr5" draw:text-style-name="P5" draw:layer="layout" svg:width="2.05cm" svg:height="0.5cm" svg:x="1cm" svg:y="3.5cm">
          <text:p text:style-name="P2"><text:span text:style-name="T2">MOTOR_LEFT</text:span></text:p>
          <draw:enhanced-geometry svg:viewBox="0 0 21600 21600" draw:text-areas="800 800 20800 20800" draw:type="round-rectangular-callout" draw:modifiers="29835.5923939542 -732.9341317365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5" draw:layer="layout" svg:width="2cm" svg:height="0.5cm" svg:x="1cm" svg:y="4.5cm">
          <text:p text:style-name="P2"><text:span text:style-name="T2">MOTOR_LEFT_REV</text:span></text:p>
          <draw:enhanced-geometry svg:viewBox="0 0 21600 21600" draw:text-areas="800 800 20800 20800" draw:type="round-rectangular-callout" draw:modifiers="30041.3793103448 -732.9341317365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5" draw:layer="layout" svg:width="2.05cm" svg:height="0.5cm" svg:x="1cm" svg:y="5cm">
          <text:p text:style-name="P2"><text:span text:style-name="T2">MOTOR_RIGHT_REV</text:span></text:p>
          <draw:enhanced-geometry svg:viewBox="0 0 21600 21600" draw:text-areas="800 800 20800 20800" draw:type="round-rectangular-callout" draw:modifiers="29835.5923939542 -732.9341317365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5" draw:layer="layout" svg:width="2.05cm" svg:height="0.5cm" svg:x="1cm" svg:y="6.85cm">
          <text:p text:style-name="P2"><text:span text:style-name="T2">MOTOR_RIGHT</text:span></text:p>
          <draw:enhanced-geometry svg:viewBox="0 0 21600 21600" draw:text-areas="800 800 20800 20800" draw:type="round-rectangular-callout" draw:modifiers="29835.5923939542 -732.9341317365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5" draw:layer="layout" svg:width="2.05cm" svg:height="0.5cm" svg:x="1cm" svg:y="5.5cm">
          <text:p text:style-name="P2"><text:span text:style-name="T2">SERVO_YAW</text:span></text:p>
          <draw:enhanced-geometry svg:viewBox="0 0 21600 21600" draw:text-areas="800 800 20800 20800" draw:type="round-rectangular-callout" draw:modifiers="29835.5923939542 -732.9341317365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5" draw:layer="layout" svg:width="2.05cm" svg:height="0.5cm" svg:x="1cm" svg:y="6.35cm">
          <text:p text:style-name="P2"><text:span text:style-name="T2">SERVO_PITCH</text:span></text:p>
          <draw:enhanced-geometry svg:viewBox="0 0 21600 21600" draw:text-areas="800 800 20800 20800" draw:type="round-rectangular-callout" draw:modifiers="29835.5923939542 -732.9341317365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5" draw:layer="layout" svg:width="1.5cm" svg:height="0.5cm" svg:x="1.5cm" svg:y="3cm">
          <text:p text:style-name="P2"><text:span text:style-name="T2">LED_0</text:span></text:p>
          <draw:enhanced-geometry svg:viewBox="0 0 21600 21600" draw:text-areas="800 800 20800 20800" draw:type="round-rectangular-callout" draw:modifiers="32853.2978014657 -732.9341317365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5" draw:layer="layout" svg:width="1.5cm" svg:height="0.5cm" svg:x="1.5cm" svg:y="4cm">
          <text:p text:style-name="P2"><text:span text:style-name="T2">LED_1</text:span></text:p>
          <draw:enhanced-geometry svg:viewBox="0 0 21600 21600" draw:text-areas="800 800 20800 20800" draw:type="round-rectangular-callout" draw:modifiers="32853.2978014657 -732.9341317365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olygon draw:style-name="gr6" draw:text-style-name="P6" draw:layer="layout" svg:width="4.999cm" svg:height="0.499cm" svg:x="6.75cm" svg:y="3.75cm" svg:viewBox="0 0 5000 500" draw:points="0,0 0,500 5000,500 5000,200 4800,0">
          <text:p/>
        </draw:polygon>
        <draw:custom-shape draw:style-name="gr7" draw:text-style-name="P7" xml:id="id79" draw:id="id79" draw:layer="layout" svg:width="0.3cm" svg:height="0.3cm" svg:x="8.85cm" svg:y="3.85cm">
          <text:p text:style-name="P2"><text:span text:style-name="T1">IN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63" draw:id="id63" draw:layer="layout" svg:width="0.3cm" svg:height="0.3cm" svg:x="8.35cm" svg:y="3.85cm">
          <text:p text:style-name="P2"><text:span text:style-name="T1">Vc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3cm" svg:height="0.3cm" svg:x="10.35cm" svg:y="3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69" draw:id="id69" draw:layer="layout" svg:width="0.3cm" svg:height="0.3cm" svg:x="11.35cm" svg:y="3.85cm">
          <text:p text:style-name="P2"><text:span text:style-name="T1">G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64" draw:id="id64" draw:layer="layout" svg:width="0.3cm" svg:height="0.3cm" svg:x="7.85cm" svg:y="3.85cm">
          <text:p text:style-name="P2"><text:span text:style-name="T1">V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88" draw:id="id88" draw:layer="layout" svg:width="0.3cm" svg:height="0.3cm" svg:x="10.85cm" svg:y="3.85cm">
          <text:p text:style-name="P2"><text:span text:style-name="T1">OUT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72" draw:id="id72" draw:layer="layout" svg:width="0.3cm" svg:height="0.3cm" svg:x="9.85cm" svg:y="3.85cm">
          <text:p text:style-name="P2"><text:span text:style-name="T1">Vre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77" draw:id="id77" draw:layer="layout" svg:width="0.3cm" svg:height="0.3cm" svg:x="9.35cm" svg:y="3.85cm">
          <text:p text:style-name="P2"><text:span text:style-name="T1">IN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84" draw:id="id84" draw:layer="layout" svg:width="0.3cm" svg:height="0.3cm" svg:x="6.85cm" svg:y="3.85cm">
          <text:p text:style-name="P2"><text:span text:style-name="T1">OUT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3cm" svg:height="0.3cm" svg:x="7.35cm" svg:y="3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svg:x1="8.35cm" svg:y1="4cm" svg:x2="8.15cm" svg:y2="4cm" draw:start-shape="id63" draw:start-glue-point="6" draw:end-shape="id64" draw:end-glue-point="10" svg:d="M8350 4000h-200" svg:viewBox="0 0 201 1">
          <text:p/>
        </draw:connector>
        <draw:polygon draw:style-name="gr6" draw:text-style-name="P6" draw:layer="layout" svg:width="4.999cm" svg:height="0.499cm" svg:x="6.75cm" svg:y="6.252cm" svg:viewBox="0 0 5000 500" draw:points="0,0 0,500 5000,500 5000,200 4800,0">
          <text:p/>
        </draw:polygon>
        <draw:custom-shape draw:style-name="gr7" draw:text-style-name="P7" xml:id="id83" draw:id="id83" draw:layer="layout" svg:width="0.3cm" svg:height="0.3cm" svg:x="8.85cm" svg:y="6.352cm">
          <text:p text:style-name="P2"><text:span text:style-name="T1">IN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65" draw:id="id65" draw:layer="layout" svg:width="0.3cm" svg:height="0.3cm" svg:x="8.35cm" svg:y="6.35cm">
          <text:p text:style-name="P2"><text:span text:style-name="T1">Vc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3cm" svg:height="0.3cm" svg:x="10.35cm" svg:y="6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68" draw:id="id68" draw:layer="layout" svg:width="0.3cm" svg:height="0.3cm" svg:x="11.35cm" svg:y="6.352cm">
          <text:p text:style-name="P2"><text:span text:style-name="T1">G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66" draw:id="id66" draw:layer="layout" svg:width="0.3cm" svg:height="0.3cm" svg:x="7.85cm" svg:y="6.35cm">
          <text:p text:style-name="P2"><text:span text:style-name="T1">V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91" draw:id="id91" draw:layer="layout" svg:width="0.3cm" svg:height="0.3cm" svg:x="10.85cm" svg:y="6.352cm">
          <text:p text:style-name="P2"><text:span text:style-name="T1">OUT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73" draw:id="id73" draw:layer="layout" svg:width="0.3cm" svg:height="0.3cm" svg:x="9.85cm" svg:y="6.352cm">
          <text:p text:style-name="P2"><text:span text:style-name="T1">Vre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81" draw:id="id81" draw:layer="layout" svg:width="0.3cm" svg:height="0.3cm" svg:x="9.35cm" svg:y="6.352cm">
          <text:p text:style-name="P2"><text:span text:style-name="T1">IN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86" draw:id="id86" draw:layer="layout" svg:width="0.3cm" svg:height="0.3cm" svg:x="6.85cm" svg:y="6.35cm">
          <text:p text:style-name="P2"><text:span text:style-name="T1">OUT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3cm" svg:height="0.3cm" svg:x="7.35cm" svg:y="6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svg:x1="8.35cm" svg:y1="6.5cm" svg:x2="8.15cm" svg:y2="6.5cm" draw:start-shape="id65" draw:start-glue-point="6" draw:end-shape="id66" draw:end-glue-point="10" svg:d="M8350 6500h-200" svg:viewBox="0 0 201 1">
          <text:p/>
        </draw:connector>
        <draw:custom-shape draw:style-name="gr10" draw:text-style-name="P9" xml:id="id67" draw:id="id67" draw:layer="layout" svg:width="0.3cm" svg:height="0.3cm" svg:x="12.85cm" svg:y="5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line-skew="0cm 0.149cm" svg:x1="12.85cm" svg:y1="6cm" svg:x2="11.5cm" svg:y2="6.352cm" draw:start-shape="id67" draw:start-glue-point="6" draw:end-shape="id68" draw:end-glue-point="4" svg:d="M12850 6000h-582-768v352" svg:viewBox="0 0 1351 353">
          <text:p/>
        </draw:connector>
        <draw:connector draw:style-name="gr11" draw:text-style-name="P1" draw:layer="layout" svg:x1="11.5cm" svg:y1="4.15cm" svg:x2="12.85cm" svg:y2="6cm" draw:start-shape="id69" draw:start-glue-point="8" draw:end-shape="id67" draw:end-glue-point="6" svg:d="M11500 4150v1850h1350" svg:viewBox="0 0 1351 1851">
          <text:p/>
        </draw:connector>
        <draw:connector draw:style-name="gr9" draw:text-style-name="P8" draw:layer="layout" svg:x1="8.85cm" svg:y1="3.499cm" svg:x2="8.5cm" svg:y2="3.85cm" draw:start-shape="id70" draw:start-glue-point="3" draw:end-shape="id63" draw:end-glue-point="4" svg:d="M8850 3499h-350v351" svg:viewBox="0 0 351 352">
          <text:p/>
        </draw:connector>
        <draw:connector draw:style-name="gr9" draw:text-style-name="P8" draw:layer="layout" svg:x1="8.85cm" svg:y1="7.001cm" svg:x2="8.5cm" svg:y2="6.65cm" draw:start-shape="id71" draw:start-glue-point="3" draw:end-shape="id65" draw:end-glue-point="8" svg:d="M8850 7001h-350v-351" svg:viewBox="0 0 351 352">
          <text:p/>
        </draw:connector>
        <draw:connector draw:style-name="gr9" draw:text-style-name="P8" draw:layer="layout" svg:x1="10cm" svg:y1="3.85cm" svg:x2="9.65cm" svg:y2="3.499cm" draw:start-shape="id72" draw:start-glue-point="4" draw:end-shape="id70" draw:end-glue-point="1" svg:d="M10000 3850v-351h-350" svg:viewBox="0 0 351 352">
          <text:p/>
        </draw:connector>
        <draw:connector draw:style-name="gr9" draw:text-style-name="P8" draw:layer="layout" svg:x1="10cm" svg:y1="6.652cm" svg:x2="9.65cm" svg:y2="7.001cm" draw:start-shape="id73" draw:start-glue-point="8" draw:end-shape="id71" draw:end-glue-point="1" svg:d="M10000 6652v349h-350" svg:viewBox="0 0 351 350">
          <text:p/>
        </draw:connector>
        <draw:custom-shape draw:style-name="gr12" draw:text-style-name="P8" draw:layer="layout" svg:width="2.6cm" svg:height="0.5cm" svg:x="9.2cm" svg:y="9.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xml:id="id75" draw:id="id75" draw:layer="layout" svg:width="0.3cm" svg:height="0.3cm" svg:x="11.35cm" svg:y="9.35cm">
          <text:p text:style-name="P2"><text:span text:style-name="T1">G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3cm" svg:height="0.3cm" svg:x="10.85cm" svg:y="9.35cm">
          <text:p text:style-name="P2"><text:span text:style-name="T1">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3cm" svg:height="0.3cm" svg:x="10.35cm" svg:y="9.35cm">
          <text:p text:style-name="P2"><text:span text:style-name="T1">D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3cm" svg:height="0.3cm" svg:x="9.85cm" svg:y="9.35cm">
          <text:p text:style-name="P2"><text:span text:style-name="T1">D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92" draw:id="id92" draw:layer="layout" svg:width="0.3cm" svg:height="0.3cm" svg:x="9.35cm" svg:y="9.348cm">
          <text:p text:style-name="P2"><text:span text:style-name="T1">Vc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draw:line-skew="0.151cm" svg:x1="8cm" svg:y1="3.85cm" svg:x2="6.5cm" svg:y2="5.35cm" draw:start-shape="id64" draw:start-glue-point="4" draw:end-shape="id74" draw:end-glue-point="4" svg:d="M8000 3850v-350h-1500v1850" svg:viewBox="0 0 1501 1851">
          <text:p/>
        </draw:connector>
        <draw:connector draw:style-name="gr11" draw:text-style-name="P1" draw:layer="layout" svg:x1="11.5cm" svg:y1="6.652cm" svg:x2="11.5cm" svg:y2="9.35cm" draw:start-shape="id68" draw:start-glue-point="8" draw:end-shape="id75" draw:end-glue-point="4" svg:d="M11500 6652v2698" svg:viewBox="0 0 1 2699">
          <text:p/>
        </draw:connector>
        <draw:connector draw:style-name="gr13" draw:text-style-name="P8" draw:layer="layout" draw:line-skew="-1.501cm -0.849cm" svg:x1="4.65cm" svg:y1="3.5cm" svg:x2="9.5cm" svg:y2="3.85cm" draw:start-shape="id76" draw:start-glue-point="10" draw:end-shape="id77" draw:end-glue-point="4" svg:d="M4650 3500h850v-1000h4000v1350" svg:viewBox="0 0 4851 1351">
          <text:p/>
        </draw:connector>
        <draw:custom-shape draw:style-name="gr10" draw:text-style-name="P9" xml:id="id76" draw:id="id76" draw:layer="layout" svg:width="0.3cm" svg:height="0.3cm" svg:x="4.35cm" svg:y="3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xml:id="id78" draw:id="id78" draw:layer="layout" svg:width="0.3cm" svg:height="0.3cm" svg:x="4.35cm" svg:y="4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xml:id="id82" draw:id="id82" draw:layer="layout" svg:width="0.3cm" svg:height="0.3cm" svg:x="4.35cm" svg:y="4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xml:id="id80" draw:id="id80" draw:layer="layout" svg:width="0.3cm" svg:height="0.3cm" svg:x="4.35cm" svg:y="6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8" draw:layer="layout" draw:line-skew="-0.751cm -0.349cm" svg:x1="4.65cm" svg:y1="4.5cm" svg:x2="9cm" svg:y2="3.85cm" draw:start-shape="id78" draw:start-glue-point="10" draw:end-shape="id79" draw:end-glue-point="4" svg:d="M4650 4500h1350v-1500h3000v850" svg:viewBox="0 0 4351 1501">
          <text:p/>
        </draw:connector>
        <draw:custom-shape draw:style-name="gr14" draw:text-style-name="P10" xml:id="id74" draw:id="id74" draw:layer="layout" svg:width="0.3cm" svg:height="0.3cm" svg:x="6.35cm" svg:y="5.35cm">
          <text:p text:style-name="P2"><text:span text:style-name="T1">X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8" draw:layer="layout" draw:line-skew="-1.501cm 0.846cm" svg:x1="4.65cm" svg:y1="7cm" svg:x2="9.5cm" svg:y2="6.652cm" draw:start-shape="id80" draw:start-glue-point="10" draw:end-shape="id81" draw:end-glue-point="8" svg:d="M4650 7000h850v1000h4000v-1348" svg:viewBox="0 0 4851 1349">
          <text:p/>
        </draw:connector>
        <draw:connector draw:style-name="gr13" draw:text-style-name="P8" draw:layer="layout" draw:line-skew="-0.751cm 0.346cm" svg:x1="4.65cm" svg:y1="5cm" svg:x2="9cm" svg:y2="6.652cm" draw:start-shape="id82" draw:start-glue-point="10" draw:end-shape="id83" draw:end-glue-point="8" svg:d="M4650 5000h1350v2500h3000v-848" svg:viewBox="0 0 4351 2501">
          <text:p/>
        </draw:connector>
        <draw:polyline draw:style-name="gr15" draw:text-style-name="P11" xml:id="id70" draw:id="id70" draw:layer="layout" svg:width="0.773cm" svg:height="0.684cm" draw:transform="skewX (-0.485376064979623) rotate (-1.03009332452705) translate (9.25157228001434cm 2.83618558444947cm)" svg:viewBox="0 0 774 685" draw:points="0,685 118,685 117,478 352,478 352,269 586,269 585,62 774,0">
          <text:p/>
        </draw:polyline>
        <draw:polyline draw:style-name="gr15" draw:text-style-name="P11" xml:id="id71" draw:id="id71" draw:layer="layout" svg:width="0.771cm" svg:height="0.683cm" draw:transform="skewX (-0.481187274774837) rotate (-1.02625360017267) translate (9.24999236003919cm 6.34131283275346cm)" svg:viewBox="0 0 772 684" draw:points="0,684 118,684 117,476 351,477 351,268 585,269 584,62 772,0">
          <text:p/>
        </draw:polyline>
        <draw:connector draw:style-name="gr9" draw:text-style-name="P8" draw:layer="layout" draw:line-skew="-0.152cm" svg:x1="8cm" svg:y1="6.65cm" svg:x2="6.5cm" svg:y2="5.65cm" draw:start-shape="id66" draw:start-glue-point="8" draw:end-shape="id74" draw:end-glue-point="8" svg:d="M8000 6650v350h-1500v-1350" svg:viewBox="0 0 1501 1351">
          <text:p/>
        </draw:connector>
        <draw:custom-shape draw:style-name="gr16" draw:text-style-name="P12" draw:layer="layout" svg:width="1cm" svg:height="0.5cm" svg:x="10.25cm" svg:y="4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89" draw:id="id89" draw:layer="layout" svg:width="0.3cm" svg:height="0.3cm" svg:x="10.85cm" svg:y="4.85cm">
          <text:p text:style-name="P2"><text:span text:style-name="T1">OUT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85" draw:id="id85" draw:layer="layout" svg:width="0.3cm" svg:height="0.3cm" svg:x="10.35cm" svg:y="4.85cm">
          <text:p text:style-name="P2"><text:span text:style-name="T1">OUT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1cm" svg:height="0.5cm" svg:x="10.25cm" svg:y="5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90" draw:id="id90" draw:layer="layout" svg:width="0.3cm" svg:height="0.3cm" svg:x="10.85cm" svg:y="5.35cm">
          <text:p text:style-name="P2"><text:span text:style-name="T1">OUT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87" draw:id="id87" draw:layer="layout" svg:width="0.3cm" svg:height="0.3cm" svg:x="10.35cm" svg:y="5.35cm">
          <text:p text:style-name="P2"><text:span text:style-name="T1">OUT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" draw:layer="layout" svg:x1="7cm" svg:y1="4.15cm" svg:x2="10.35cm" svg:y2="5cm" draw:start-shape="id84" draw:start-glue-point="8" draw:end-shape="id85" draw:end-glue-point="6" svg:d="M7000 4150v850h3350" svg:viewBox="0 0 3351 851">
          <text:p/>
        </draw:connector>
        <draw:connector draw:style-name="gr17" draw:text-style-name="P1" draw:layer="layout" svg:x1="7cm" svg:y1="6.35cm" svg:x2="10.35cm" svg:y2="5.5cm" draw:start-shape="id86" draw:start-glue-point="4" draw:end-shape="id87" draw:end-glue-point="6" svg:d="M7000 6350v-850h3350" svg:viewBox="0 0 3351 851">
          <text:p/>
        </draw:connector>
        <draw:connector draw:style-name="gr17" draw:text-style-name="P1" draw:layer="layout" svg:x1="11cm" svg:y1="4.15cm" svg:x2="11cm" svg:y2="4.85cm" draw:start-shape="id88" draw:start-glue-point="8" draw:end-shape="id89" draw:end-glue-point="4" svg:d="M11000 4150v700" svg:viewBox="0 0 1 701">
          <text:p/>
        </draw:connector>
        <draw:connector draw:style-name="gr17" draw:text-style-name="P1" draw:layer="layout" svg:x1="11cm" svg:y1="5.65cm" svg:x2="11cm" svg:y2="6.352cm" draw:start-shape="id90" draw:start-glue-point="8" draw:end-shape="id91" draw:end-glue-point="4" svg:d="M11000 5650v702" svg:viewBox="0 0 1 703">
          <text:p/>
        </draw:connector>
        <draw:custom-shape draw:style-name="gr18" draw:text-style-name="P13" draw:layer="layout" svg:width="0.3cm" svg:height="0.3cm" svg:x="4.35cm" svg:y="5.35cm">
          <text:p text:style-name="P2"><text:span text:style-name="T1">X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xml:id="id102" draw:id="id102" draw:layer="layout" svg:width="0.3cm" svg:height="0.3cm" svg:x="5.35cm" svg:y="9.85cm">
          <text:p text:style-name="P2"><text:span text:style-name="T1">X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0.3cm" svg:height="0.3cm" svg:x="4.35cm" svg:y="6.35cm">
          <text:p text:style-name="P2"><text:span text:style-name="T1">X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draw:line-skew="0cm -0.152cm" svg:x1="9.35cm" svg:y1="9.498cm" svg:x2="6.5cm" svg:y2="9.15cm" draw:start-shape="id92" draw:start-glue-point="6" draw:end-shape="id93" draw:end-glue-point="8" svg:d="M9350 9498h-1349v2h-1501v-350" svg:viewBox="0 0 2851 351">
          <text:p/>
        </draw:connector>
        <draw:custom-shape draw:style-name="gr16" draw:text-style-name="P12" draw:layer="layout" svg:width="1.5cm" svg:height="0.5cm" svg:x="5.75cm" svg:y="8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2" draw:layer="layout" svg:width="1.5cm" svg:height="0.5cm" svg:x="5.75cm" svg:y="8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svg:x1="7.15cm" svg:y1="8.5cm" svg:x2="11.5cm" svg:y2="9.35cm" draw:start-shape="id94" draw:start-glue-point="10" draw:end-shape="id75" draw:end-glue-point="4" svg:d="M7150 8500h4350v850" svg:viewBox="0 0 4351 851">
          <text:p/>
        </draw:connector>
        <draw:connector draw:style-name="gr9" draw:text-style-name="P8" draw:layer="layout" svg:x1="6.15cm" svg:y1="10cm" svg:x2="6.5cm" svg:y2="9.15cm" draw:start-shape="id95" draw:start-glue-point="1" draw:end-shape="id93" draw:end-glue-point="8" svg:d="M6150 10000h350v-850" svg:viewBox="0 0 351 851">
          <text:p/>
        </draw:connector>
        <draw:custom-shape draw:style-name="gr18" draw:text-style-name="P13" xml:id="id98" draw:id="id98" draw:layer="layout" svg:width="0.3cm" svg:height="0.3cm" svg:x="5.35cm" svg:y="8.35cm">
          <text:p text:style-name="P2"><text:span text:style-name="T1">X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xml:id="id100" draw:id="id100" draw:layer="layout" svg:width="0.3cm" svg:height="0.3cm" svg:x="5.35cm" svg:y="8.85cm">
          <text:p text:style-name="P2"><text:span text:style-name="T1">X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xml:id="id94" draw:id="id94" draw:layer="layout" svg:width="0.3cm" svg:height="0.3cm" svg:x="6.85cm" svg:y="8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xml:id="id96" draw:id="id96" draw:layer="layout" svg:width="0.3cm" svg:height="0.3cm" svg:x="6.85cm" svg:y="8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xml:id="id97" draw:id="id97" draw:layer="layout" svg:width="0.3cm" svg:height="0.3cm" svg:x="6.35cm" svg:y="8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xml:id="id93" draw:id="id93" draw:layer="layout" svg:width="0.3cm" svg:height="0.3cm" svg:x="6.35cm" svg:y="8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6" xml:id="id99" draw:id="id99" draw:layer="layout" svg:width="0.3cm" svg:height="0.3cm" svg:x="5.85cm" svg:y="8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6" xml:id="id101" draw:id="id101" draw:layer="layout" svg:width="0.3cm" svg:height="0.3cm" svg:x="5.85cm" svg:y="8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7cm" svg:y1="8.65cm" svg:x2="7cm" svg:y2="8.85cm" draw:start-shape="id94" draw:start-glue-point="8" draw:end-shape="id96" draw:end-glue-point="4" svg:d="M7000 8650v200" svg:viewBox="0 0 1 201">
          <text:p/>
        </draw:connector>
        <draw:connector draw:style-name="gr9" draw:text-style-name="P8" draw:layer="layout" svg:x1="6.5cm" svg:y1="8.85cm" svg:x2="6.5cm" svg:y2="8.65cm" draw:start-shape="id93" draw:start-glue-point="4" draw:end-shape="id97" draw:end-glue-point="8" svg:d="M6500 8850v-200" svg:viewBox="0 0 1 201">
          <text:p/>
        </draw:connector>
        <draw:connector draw:style-name="gr13" draw:text-style-name="P8" draw:layer="layout" svg:x1="5.65cm" svg:y1="8.5cm" svg:x2="5.85cm" svg:y2="8.5cm" draw:start-shape="id98" draw:start-glue-point="10" draw:end-shape="id99" draw:end-glue-point="6" svg:d="M5650 8500h200" svg:viewBox="0 0 201 1">
          <text:p/>
        </draw:connector>
        <draw:connector draw:style-name="gr13" draw:text-style-name="P8" draw:layer="layout" svg:x1="5.65cm" svg:y1="9cm" svg:x2="5.85cm" svg:y2="9cm" draw:start-shape="id100" draw:start-glue-point="10" draw:end-shape="id101" draw:end-glue-point="6" svg:d="M5650 9000h200" svg:viewBox="0 0 201 1">
          <text:p/>
        </draw:connector>
        <draw:connector draw:style-name="gr9" draw:text-style-name="P8" draw:layer="layout" svg:x1="5.65cm" svg:y1="10cm" svg:x2="5.85cm" svg:y2="10cm" draw:start-shape="id102" draw:start-glue-point="10" draw:end-shape="id95" draw:end-glue-point="3" svg:d="M5650 10000h200" svg:viewBox="0 0 201 1">
          <text:p/>
        </draw:connector>
        <draw:g xml:id="id95" draw:id="id95">
          <draw:line draw:style-name="gr22" draw:text-style-name="P17" draw:layer="layout" svg:x1="5.85cm" svg:y1="9.8cm" svg:x2="5.85cm" svg:y2="10.2cm">
            <text:p/>
          </draw:line>
          <draw:custom-shape draw:style-name="gr23" draw:text-style-name="P17" draw:layer="layout" svg:width="0.3cm" svg:height="0.3cm" svg:x="5.85cm" svg:y="9.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03" draw:id="id103">
          <draw:custom-shape draw:style-name="gr24" draw:text-style-name="P18" draw:layer="layout" svg:width="0.2cm" svg:height="0.5cm" svg:x="6.9cm" svg:y="10.25cm">
            <text:p/>
            <draw:enhanced-geometry svg:viewBox="0 0 21600 21600" draw:type="rectangle" draw:enhanced-path="M 0 0 L 21600 0 21600 21600 0 21600 0 0 Z N"/>
          </draw:custom-shape>
          <draw:line draw:style-name="gr25" draw:text-style-name="P11" draw:layer="layout" svg:x1="7cm" svg:y1="10.25cm" svg:x2="7cm" svg:y2="10.75cm">
            <text:p/>
          </draw:line>
        </draw:g>
        <draw:connector draw:style-name="gr9" draw:text-style-name="P8" draw:layer="layout" draw:line-skew="-0.038cm" svg:x1="6.15cm" svg:y1="10cm" svg:x2="6.9cm" svg:y2="10.5cm" draw:start-shape="id95" draw:start-glue-point="1" draw:end-shape="id103" draw:end-glue-point="3" svg:d="M6150 10000h350v500h400" svg:viewBox="0 0 751 501">
          <text:p/>
        </draw:connector>
        <draw:connector draw:style-name="gr26" draw:text-style-name="P8" draw:layer="layout" svg:x1="7.1cm" svg:y1="10.5cm" svg:x2="11.5cm" svg:y2="9.65cm" draw:start-shape="id103" draw:start-glue-point="1" draw:end-shape="id75" draw:end-glue-point="8" svg:d="M7100 10500h4400v-850" svg:viewBox="0 0 4401 851">
          <text:p/>
        </draw:connector>
        <draw:custom-shape draw:style-name="gr5" draw:text-style-name="P5" draw:layer="layout" svg:width="2.05cm" svg:height="0.5cm" svg:x="2.35cm" svg:y="10.55cm">
          <text:p text:style-name="P2"><text:span text:style-name="T2">CRD : 5.0V /0.5W</text:span></text:p>
          <text:p text:style-name="P2"><text:span text:style-name="T2">HZ5B-3-E</text:span></text:p>
          <draw:enhanced-geometry svg:viewBox="0 0 21600 21600" draw:text-areas="800 800 20800 20800" draw:type="round-rectangular-callout" draw:modifiers="37154.9488054607 -14701.79640718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5" draw:layer="layout" svg:width="2.05cm" svg:height="0.5cm" svg:x="3.2cm" svg:y="11.5cm">
          <text:p text:style-name="P2"><text:span text:style-name="T2">100μF</text:span></text:p>
          <draw:enhanced-geometry svg:viewBox="0 0 21600 21600" draw:text-areas="800 800 20800 20800" draw:type="round-rectangular-callout" draw:modifiers="38060.6533398342 -29317.36526946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7" draw:text-style-name="P19" draw:layer="layout" svg:width="1.556cm" svg:height="0.45cm" svg:x="0.944cm" svg:y="1.05cm">
          <draw:text-box>
            <text:p>Arduino UNO</text:p>
          </draw:text-box>
        </draw:frame>
      </draw:page>
      <draw:page draw:name="page2" draw:style-name="dp1" draw:master-page-name="標準">
        <draw:polygon draw:style-name="gr6" draw:text-style-name="P6" draw:layer="layout" svg:width="4.499cm" svg:height="0.499cm" svg:x="4.1cm" svg:y="5.6cm" svg:viewBox="0 0 4500 500" draw:points="0,0 0,500 4500,500 4500,200 4320,0">
          <text:p/>
        </draw:polygon>
        <draw:custom-shape draw:style-name="gr28" draw:text-style-name="P7" xml:id="id117" draw:id="id117" draw:layer="layout" svg:width="0.3cm" svg:height="0.3cm" svg:x="8.2cm" svg:y="5.7cm">
          <text:p text:style-name="P20"><text:span text:style-name="T1">IN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8" draw:text-style-name="P7" xml:id="id107" draw:id="id107" draw:layer="layout" svg:width="0.3cm" svg:height="0.3cm" svg:x="7.7cm" svg:y="5.7cm">
          <text:p text:style-name="P20"><text:span text:style-name="T1">Vc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7" draw:layer="layout" svg:width="0.3cm" svg:height="0.3cm" svg:x="6.7cm" svg:y="5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8" draw:text-style-name="P7" xml:id="id129" draw:id="id129" draw:layer="layout" svg:width="0.3cm" svg:height="0.3cm" svg:x="6.2cm" svg:y="5.7cm">
          <text:p text:style-name="P20"><text:span text:style-name="T1">G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xml:id="id106" draw:id="id106" draw:layer="layout" svg:width="0.3cm" svg:height="0.3cm" svg:x="5.7cm" svg:y="5.7cm">
          <text:p text:style-name="P20"><text:span text:style-name="T1">V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xml:id="id121" draw:id="id121" draw:layer="layout" svg:width="0.3cm" svg:height="0.3cm" svg:x="5.2cm" svg:y="5.7cm">
          <text:p text:style-name="P20"><text:span text:style-name="T1">OUT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xml:id="id134" draw:id="id134" draw:layer="layout" svg:width="0.3cm" svg:height="0.3cm" svg:x="4.7cm" svg:y="5.7cm">
          <text:p text:style-name="P20"><text:span text:style-name="T1">Vre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xml:id="id116" draw:id="id116" draw:layer="layout" svg:width="0.3cm" svg:height="0.3cm" svg:x="4.2cm" svg:y="5.7cm">
          <text:p text:style-name="P20"><text:span text:style-name="T1">IN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xml:id="id126" draw:id="id126" draw:layer="layout" svg:width="0.3cm" svg:height="0.3cm" svg:x="7.2cm" svg:y="5.7cm">
          <text:p text:style-name="P20"><text:span text:style-name="T1">OUT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olygon draw:style-name="gr6" draw:text-style-name="P6" draw:layer="layout" svg:width="4.499cm" svg:height="0.499cm" svg:x="4.1cm" svg:y="3.1cm" svg:viewBox="0 0 4500 500" draw:points="0,0 0,500 4500,500 4500,200 4320,0">
          <text:p/>
        </draw:polygon>
        <draw:custom-shape draw:style-name="gr28" draw:text-style-name="P7" xml:id="id114" draw:id="id114" draw:layer="layout" svg:width="0.3cm" svg:height="0.3cm" svg:x="8.2cm" svg:y="3.2cm">
          <text:p text:style-name="P20"><text:span text:style-name="T1">IN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8" draw:text-style-name="P7" xml:id="id105" draw:id="id105" draw:layer="layout" svg:width="0.3cm" svg:height="0.3cm" svg:x="7.7cm" svg:y="3.2cm">
          <text:p text:style-name="P20"><text:span text:style-name="T1">Vc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7" draw:layer="layout" svg:width="0.3cm" svg:height="0.3cm" svg:x="6.7cm" svg:y="3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8" draw:text-style-name="P7" xml:id="id130" draw:id="id130" draw:layer="layout" svg:width="0.3cm" svg:height="0.3cm" svg:x="6.2cm" svg:y="3.2cm">
          <text:p text:style-name="P20"><text:span text:style-name="T1">G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xml:id="id104" draw:id="id104" draw:layer="layout" svg:width="0.3cm" svg:height="0.3cm" svg:x="5.7cm" svg:y="3.2cm">
          <text:p text:style-name="P20"><text:span text:style-name="T1">V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xml:id="id119" draw:id="id119" draw:layer="layout" svg:width="0.3cm" svg:height="0.3cm" svg:x="5.2cm" svg:y="3.2cm">
          <text:p text:style-name="P20"><text:span text:style-name="T1">OUT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xml:id="id136" draw:id="id136" draw:layer="layout" svg:width="0.3cm" svg:height="0.3cm" svg:x="4.7cm" svg:y="3.2cm">
          <text:p text:style-name="P20"><text:span text:style-name="T1">Vre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xml:id="id111" draw:id="id111" draw:layer="layout" svg:width="0.3cm" svg:height="0.3cm" svg:x="4.2cm" svg:y="3.2cm">
          <text:p text:style-name="P20"><text:span text:style-name="T1">IN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xml:id="id123" draw:id="id123" draw:layer="layout" svg:width="0.3cm" svg:height="0.3cm" svg:x="7.2cm" svg:y="3.2cm">
          <text:p text:style-name="P20"><text:span text:style-name="T1">OUT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9" draw:text-style-name="P8" draw:layer="layout" svg:x1="5.85cm" svg:y1="3.2cm" svg:x2="7.85cm" svg:y2="3.2cm" draw:start-shape="id104" draw:start-glue-point="4" draw:end-shape="id105" draw:end-glue-point="4" svg:d="M5850 3200v-501h2000v501" svg:viewBox="0 0 2001 502">
          <text:p/>
        </draw:connector>
        <draw:connector draw:style-name="gr9" draw:text-style-name="P8" draw:layer="layout" svg:x1="5.85cm" svg:y1="6cm" svg:x2="7.85cm" svg:y2="6cm" draw:start-shape="id106" draw:start-glue-point="8" draw:end-shape="id107" draw:end-glue-point="8" svg:d="M5850 6000v502h2000v-502" svg:viewBox="0 0 2001 503">
          <text:p/>
        </draw:connector>
        <draw:custom-shape draw:style-name="gr30" draw:text-style-name="P8" draw:layer="layout" svg:width="2.5cm" svg:height="0.5cm" svg:x="6.6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7" xml:id="id109" draw:id="id109" draw:layer="layout" svg:width="0.3cm" svg:height="0.3cm" svg:x="8.7cm" svg:y="9.1cm">
          <text:p text:style-name="P20"><text:span text:style-name="T1">G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0.3cm" svg:height="0.3cm" svg:x="8.2cm" svg:y="9.1cm">
          <text:p text:style-name="P20"><text:span text:style-name="T1">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0.3cm" svg:height="0.3cm" svg:x="7.7cm" svg:y="9.1cm">
          <text:p text:style-name="P20"><text:span text:style-name="T1">D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0.3cm" svg:height="0.3cm" svg:x="7.2cm" svg:y="9.1cm">
          <text:p text:style-name="P20"><text:span text:style-name="T1">D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xml:id="id128" draw:id="id128" draw:layer="layout" svg:width="0.3cm" svg:height="0.3cm" svg:x="6.7cm" svg:y="9.1cm">
          <text:p text:style-name="P20"><text:span text:style-name="T1">Vc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svg:x1="7.85cm" svg:y1="3.5cm" svg:x2="7.85cm" svg:y2="4.7cm" draw:start-shape="id105" draw:start-glue-point="8" draw:end-shape="id108" draw:end-glue-point="4" svg:d="M7850 3500v1200" svg:viewBox="0 0 1 1201">
          <text:p/>
        </draw:connector>
        <draw:connector draw:style-name="gr11" draw:text-style-name="P1" draw:layer="layout" draw:line-skew="0cm -1.799cm" svg:x1="8.85cm" svg:y1="9.4cm" svg:x2="5.8cm" svg:y2="8.25cm" draw:start-shape="id109" draw:start-glue-point="8" draw:end-shape="id110" draw:end-glue-point="3" svg:d="M8850 9400v502h-5350v-1652h2300" svg:viewBox="0 0 5351 1653">
          <text:p/>
        </draw:connector>
        <draw:connector draw:style-name="gr13" draw:text-style-name="P8" draw:layer="layout" draw:line-skew="-0.199cm 2.399cm" svg:x1="4.35cm" svg:y1="3.2cm" svg:x2="9.7cm" svg:y2="3.85cm" draw:start-shape="id111" draw:start-glue-point="4" draw:end-shape="id112" draw:end-glue-point="6" svg:d="M4350 3200v-700h5150v1350h200" svg:viewBox="0 0 5351 1351">
          <text:p/>
        </draw:connector>
        <draw:connector draw:style-name="gr13" draw:text-style-name="P8" draw:layer="layout" svg:x1="9.7cm" svg:y1="4.85cm" svg:x2="8.35cm" svg:y2="3.5cm" draw:start-shape="id113" draw:start-glue-point="6" draw:end-shape="id114" draw:end-glue-point="8" svg:d="M9700 4850h-1350v-1350" svg:viewBox="0 0 1351 1351">
          <text:p/>
        </draw:connector>
        <draw:custom-shape draw:style-name="gr31" draw:text-style-name="P10" xml:id="id108" draw:id="id108" draw:layer="layout" svg:width="0.3cm" svg:height="0.3cm" svg:x="7.7cm" svg:y="4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8" draw:layer="layout" svg:x1="9.7cm" svg:y1="6.85cm" svg:x2="4.35cm" svg:y2="6cm" draw:start-shape="id115" draw:start-glue-point="6" draw:end-shape="id116" draw:end-glue-point="8" svg:d="M9700 6850h-5350v-850" svg:viewBox="0 0 5351 851">
          <text:p/>
        </draw:connector>
        <draw:connector draw:style-name="gr13" draw:text-style-name="P8" draw:layer="layout" svg:x1="8.35cm" svg:y1="5.7cm" svg:x2="9.7cm" svg:y2="5.35cm" draw:start-shape="id117" draw:start-glue-point="4" draw:end-shape="id118" draw:end-glue-point="6" svg:d="M8350 5700v-501h751v151h599" svg:viewBox="0 0 1351 502">
          <text:p/>
        </draw:connector>
        <draw:polyline draw:style-name="gr15" draw:text-style-name="P11" xml:id="id135" draw:id="id135" draw:layer="layout" svg:width="0.771cm" svg:height="0.683cm" draw:transform="skewX (-0.481187274774837) rotate (-1.02625360017267) translate (5.39999236003919cm 5.73931283275346cm)" svg:viewBox="0 0 772 684" draw:points="0,684 118,684 117,476 351,477 351,268 585,269 584,62 772,0">
          <text:p/>
        </draw:polyline>
        <draw:connector draw:style-name="gr9" draw:text-style-name="P8" draw:layer="layout" svg:x1="7.85cm" svg:y1="5.7cm" svg:x2="7.85cm" svg:y2="5cm" draw:start-shape="id107" draw:start-glue-point="4" draw:end-shape="id108" draw:end-glue-point="8" svg:d="M7850 5700v-700" svg:viewBox="0 0 1 701">
          <text:p/>
        </draw:connector>
        <draw:custom-shape draw:style-name="gr32" draw:text-style-name="P12" draw:layer="layout" svg:width="1cm" svg:height="0.5cm" svg:x="6.6cm" svg:y="4.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7" xml:id="id124" draw:id="id124" draw:layer="layout" svg:width="0.3cm" svg:height="0.3cm" svg:x="7.2cm" svg:y="4.2cm">
          <text:p text:style-name="P20"><text:span text:style-name="T1">OUT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xml:id="id120" draw:id="id120" draw:layer="layout" svg:width="0.3cm" svg:height="0.3cm" svg:x="6.7cm" svg:y="4.2cm">
          <text:p text:style-name="P20"><text:span text:style-name="T1">OUT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2" draw:text-style-name="P12" draw:layer="layout" svg:width="1cm" svg:height="0.5cm" svg:x="6.6cm" svg:y="4.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7" xml:id="id125" draw:id="id125" draw:layer="layout" svg:width="0.3cm" svg:height="0.3cm" svg:x="7.2cm" svg:y="4.7cm">
          <text:p text:style-name="P20"><text:span text:style-name="T1">OUT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xml:id="id122" draw:id="id122" draw:layer="layout" svg:width="0.3cm" svg:height="0.3cm" svg:x="6.7cm" svg:y="4.7cm">
          <text:p text:style-name="P20"><text:span text:style-name="T1">OUT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7" draw:text-style-name="P1" draw:layer="layout" svg:x1="5.35cm" svg:y1="3.5cm" svg:x2="6.7cm" svg:y2="4.35cm" draw:start-shape="id119" draw:start-glue-point="8" draw:end-shape="id120" draw:end-glue-point="6" svg:d="M5350 3500v850h1350" svg:viewBox="0 0 1351 851">
          <text:p/>
        </draw:connector>
        <draw:connector draw:style-name="gr17" draw:text-style-name="P1" draw:layer="layout" svg:x1="5.35cm" svg:y1="5.7cm" svg:x2="6.7cm" svg:y2="4.85cm" draw:start-shape="id121" draw:start-glue-point="4" draw:end-shape="id122" draw:end-glue-point="6" svg:d="M5350 5700v-850h1350" svg:viewBox="0 0 1351 851">
          <text:p/>
        </draw:connector>
        <draw:connector draw:style-name="gr17" draw:text-style-name="P1" draw:layer="layout" svg:x1="7.35cm" svg:y1="3.5cm" svg:x2="7.35cm" svg:y2="4.2cm" draw:start-shape="id123" draw:start-glue-point="8" draw:end-shape="id124" draw:end-glue-point="4" svg:d="M7350 3500v700" svg:viewBox="0 0 1 701">
          <text:p/>
        </draw:connector>
        <draw:connector draw:style-name="gr17" draw:text-style-name="P1" draw:layer="layout" svg:x1="7.35cm" svg:y1="5cm" svg:x2="7.35cm" svg:y2="5.7cm" draw:start-shape="id125" draw:start-glue-point="8" draw:end-shape="id126" draw:end-glue-point="4" svg:d="M7350 5000v700" svg:viewBox="0 0 1 701">
          <text:p/>
        </draw:connector>
        <draw:connector draw:style-name="gr9" draw:text-style-name="P8" draw:layer="layout" draw:line-skew="-0.002cm 0cm 0.401cm" svg:x1="8.35cm" svg:y1="8.5cm" svg:x2="6.85cm" svg:y2="9.1cm" draw:start-shape="id127" draw:start-glue-point="8" draw:end-shape="id128" draw:end-glue-point="4" svg:d="M8350 8500v500h-749-751v100" svg:viewBox="0 0 1501 601">
          <text:p/>
        </draw:connector>
        <draw:custom-shape draw:style-name="gr33" draw:text-style-name="P12" draw:layer="layout" svg:width="1.5cm" svg:height="0.5cm" svg:x="7.6cm" svg:y="7.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2" draw:layer="layout" svg:width="1.5cm" svg:height="0.5cm" svg:x="7.6cm" svg:y="8.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1" draw:layer="layout" svg:x1="6.35cm" svg:y1="5.7cm" svg:x2="6.35cm" svg:y2="3.5cm" draw:start-shape="id129" draw:start-glue-point="4" draw:end-shape="id130" draw:end-glue-point="8" svg:d="M6350 5700v-2200" svg:viewBox="0 0 1 2201">
          <text:p/>
        </draw:connector>
        <draw:custom-shape draw:style-name="gr35" draw:text-style-name="P14" xml:id="id131" draw:id="id131" draw:layer="layout" svg:width="0.3cm" svg:height="0.3cm" svg:x="7.7cm" svg:y="7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4" xml:id="id132" draw:id="id132" draw:layer="layout" svg:width="0.3cm" svg:height="0.3cm" svg:x="7.7cm" svg:y="8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5" xml:id="id133" draw:id="id133" draw:layer="layout" svg:width="0.3cm" svg:height="0.3cm" svg:x="8.2cm" svg:y="7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5" xml:id="id127" draw:id="id127" draw:layer="layout" svg:width="0.3cm" svg:height="0.3cm" svg:x="8.2cm" svg:y="8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6" xml:id="id139" draw:id="id139" draw:layer="layout" svg:width="0.3cm" svg:height="0.3cm" svg:x="8.7cm" svg:y="7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6" xml:id="id141" draw:id="id141" draw:layer="layout" svg:width="0.3cm" svg:height="0.3cm" svg:x="8.7cm" svg:y="8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7.85cm" svg:y1="8cm" svg:x2="7.85cm" svg:y2="8.2cm" draw:start-shape="id131" draw:start-glue-point="8" draw:end-shape="id132" draw:end-glue-point="4" svg:d="M7850 8000v200" svg:viewBox="0 0 1 201">
          <text:p/>
        </draw:connector>
        <draw:connector draw:style-name="gr9" draw:text-style-name="P8" draw:layer="layout" svg:x1="8.35cm" svg:y1="8.2cm" svg:x2="8.35cm" svg:y2="8cm" draw:start-shape="id127" draw:start-glue-point="4" draw:end-shape="id133" draw:end-glue-point="8" svg:d="M8350 8200v-200" svg:viewBox="0 0 1 201">
          <text:p/>
        </draw:connector>
        <draw:g xml:id="id110" draw:id="id110">
          <draw:custom-shape draw:style-name="gr38" draw:text-style-name="P18" draw:layer="layout" svg:width="0.2cm" svg:height="0.5cm" svg:x="5.8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5" draw:text-style-name="P11" draw:layer="layout" svg:x1="5.9cm" svg:y1="8cm" svg:x2="5.9cm" svg:y2="8.5cm">
            <text:p/>
          </draw:line>
        </draw:g>
        <draw:connector draw:style-name="gr9" draw:text-style-name="P8" draw:layer="layout" svg:x1="6.85cm" svg:y1="9.1cm" svg:x2="6cm" svg:y2="8.25cm" draw:start-shape="id128" draw:start-glue-point="4" draw:end-shape="id110" draw:end-glue-point="1" svg:d="M6850 9100v-850h-850" svg:viewBox="0 0 851 851">
          <text:p/>
        </draw:connector>
        <draw:connector draw:style-name="gr39" draw:text-style-name="P8" draw:layer="layout" draw:line-skew="0cm -1.799cm" svg:x1="6.35cm" svg:y1="5.7cm" svg:x2="5.8cm" svg:y2="8.25cm" draw:start-shape="id129" draw:start-glue-point="4" draw:end-shape="id110" draw:end-glue-point="3" svg:d="M6350 5700v-501h-2850v3051h2300" svg:viewBox="0 0 2851 3052">
          <text:p/>
        </draw:connector>
        <draw:custom-shape draw:style-name="gr40" draw:text-style-name="P5" draw:layer="layout" svg:width="2.05cm" svg:height="0.5cm" svg:x="3.95cm" svg:y="9.5cm">
          <text:p text:style-name="P20"><text:span text:style-name="T2">100μF</text:span><text:span text:style-name="T2">〜</text:span><text:span text:style-name="T2">330μF(?)</text:span></text:p>
          <draw:enhanced-geometry svg:viewBox="0 0 21600 21600" draw:text-areas="800 800 20800 20800" draw:mirror-horizontal="false" draw:mirror-vertical="false" draw:type="round-rectangular-callout" draw:modifiers="20746.9527059971 -42122.15568862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3" draw:layer="layout" svg:width="0.3cm" svg:height="0.3cm" svg:x="9.7cm" svg:y="1.2cm">
          <text:p text:style-name="P21"><text:span text:style-name="T1">D0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3" draw:layer="layout" svg:width="0.3cm" svg:height="0.3cm" svg:x="9.7cm" svg:y="1.7cm">
          <text:p text:style-name="P21"><text:span text:style-name="T1">D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draw:layer="layout" svg:width="0.3cm" svg:height="0.3cm" svg:x="9.7cm" svg:y="3.2cm">
          <text:p text:style-name="P21"><text:span text:style-name="T1">D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112" draw:id="id112" draw:layer="layout" svg:width="0.3cm" svg:height="0.3cm" svg:x="9.7cm" svg:y="3.7cm">
          <text:p text:style-name="P21"><text:span text:style-name="T1">D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draw:layer="layout" svg:width="0.3cm" svg:height="0.3cm" svg:x="9.7cm" svg:y="4.2cm">
          <text:p text:style-name="P21"><text:span text:style-name="T1">D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3" xml:id="id113" draw:id="id113" draw:layer="layout" svg:width="0.3cm" svg:height="0.3cm" svg:x="9.7cm" svg:y="4.7cm">
          <text:p text:style-name="P21"><text:span text:style-name="T1">D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118" draw:id="id118" draw:layer="layout" svg:width="0.3cm" svg:height="0.3cm" svg:x="9.7cm" svg:y="5.2cm">
          <text:p text:style-name="P21"><text:span text:style-name="T1">D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draw:layer="layout" svg:width="0.3cm" svg:height="0.3cm" svg:x="9.7cm" svg:y="5.7cm">
          <text:p text:style-name="P21"><text:span text:style-name="T1">D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draw:layer="layout" svg:width="0.3cm" svg:height="0.3cm" svg:x="9.7cm" svg:y="6.2cm">
          <text:p text:style-name="P21"><text:span text:style-name="T1">D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115" draw:id="id115" draw:layer="layout" svg:width="0.3cm" svg:height="0.3cm" svg:x="9.7cm" svg:y="6.7cm">
          <text:p text:style-name="P21"><text:span text:style-name="T1">D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draw:layer="layout" svg:width="0.3cm" svg:height="0.3cm" svg:x="9.7cm" svg:y="7.2cm">
          <text:p text:style-name="P21"><text:span text:style-name="T1">D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138" draw:id="id138" draw:layer="layout" svg:width="0.3cm" svg:height="0.3cm" svg:x="9.7cm" svg:y="7.7cm">
          <text:p text:style-name="P21"><text:span text:style-name="T1">D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xml:id="id140" draw:id="id140" draw:layer="layout" svg:width="0.3cm" svg:height="0.3cm" svg:x="9.7cm" svg:y="8.2cm">
          <text:p text:style-name="P21"><text:span text:style-name="T1">D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draw:layer="layout" svg:width="0.3cm" svg:height="0.3cm" svg:x="12.2cm" svg:y="8.2cm">
          <text:p text:style-name="P21"><text:span text:style-name="T1">D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draw:layer="layout" svg:width="0.3cm" svg:height="0.3cm" svg:x="12.2cm" svg:y="4.2cm">
          <text:p text:style-name="P21"><text:span text:style-name="T1">A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draw:layer="layout" svg:width="0.3cm" svg:height="0.3cm" svg:x="12.2cm" svg:y="4.7cm">
          <text:p text:style-name="P21"><text:span text:style-name="T1">A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draw:layer="layout" svg:width="0.3cm" svg:height="0.3cm" svg:x="12.2cm" svg:y="5.2cm">
          <text:p text:style-name="P21"><text:span text:style-name="T1">A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draw:layer="layout" svg:width="0.3cm" svg:height="0.3cm" svg:x="12.2cm" svg:y="5.7cm">
          <text:p text:style-name="P21"><text:span text:style-name="T1">A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draw:layer="layout" svg:width="0.3cm" svg:height="0.3cm" svg:x="12.2cm" svg:y="6.2cm">
          <text:p text:style-name="P21"><text:span text:style-name="T1">A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draw:layer="layout" svg:width="0.3cm" svg:height="0.3cm" svg:x="12.2cm" svg:y="6.7cm">
          <text:p text:style-name="P21"><text:span text:style-name="T1">A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draw:layer="layout" svg:width="0.3cm" svg:height="0.3cm" svg:x="12.2cm" svg:y="1.2cm">
          <text:p text:style-name="P21"><text:span text:style-name="T1">V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draw:layer="layout" svg:width="0.3cm" svg:height="0.3cm" svg:x="9.7cm" svg:y="2.7cm">
          <text:p text:style-name="P21"><text:span text:style-name="T1">G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draw:layer="layout" svg:width="0.3cm" svg:height="0.3cm" svg:x="12.2cm" svg:y="2.7cm">
          <text:p text:style-name="P21"><text:span text:style-name="T1">5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draw:layer="layout" svg:width="0.3cm" svg:height="0.3cm" svg:x="12.2cm" svg:y="7.7cm">
          <text:p text:style-name="P21"><text:span text:style-name="T1">3.3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draw:layer="layout" svg:width="0.3cm" svg:height="0.3cm" svg:x="9.7cm" svg:y="2.2cm">
          <text:p text:style-name="P21"><text:span text:style-name="T1">R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draw:layer="layout" svg:width="0.3cm" svg:height="0.3cm" svg:x="12.2cm" svg:y="7.2cm">
          <text:p text:style-name="P21"><text:span text:style-name="T1">REF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3" draw:layer="layout" svg:width="0.3cm" svg:height="0.3cm" svg:x="12.2cm" svg:y="1.7cm">
          <text:p text:style-name="P21"><text:span text:style-name="T1">GND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1" draw:text-style-name="P3" draw:layer="layout" svg:width="0.3cm" svg:height="0.3cm" svg:x="12.2cm" svg:y="2.2cm">
          <text:p text:style-name="P21"><text:span text:style-name="T1">RS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3" draw:layer="layout" svg:width="0.3cm" svg:height="0.3cm" svg:x="12.2cm" svg:y="3.2cm">
          <text:p text:style-name="P21"><text:span text:style-name="T1">A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draw:layer="layout" svg:width="0.3cm" svg:height="0.3cm" svg:x="12.2cm" svg:y="3.7cm">
          <text:p text:style-name="P21"><text:span text:style-name="T1">A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11" draw:layer="layout" draw:type="line" svg:x1="4.85cm" svg:y1="6cm" svg:x2="5cm" svg:y2="6.399cm" draw:start-shape="id134" draw:start-glue-point="8" draw:end-shape="id135" draw:end-glue-point="3" svg:d="M4850 6000l150 399" svg:viewBox="0 0 151 400">
          <text:p/>
        </draw:connector>
        <draw:connector draw:style-name="gr42" draw:text-style-name="P11" draw:layer="layout" draw:type="line" svg:x1="5.85cm" svg:y1="6cm" svg:x2="5.8cm" svg:y2="6.399cm" draw:start-shape="id106" draw:start-glue-point="8" draw:end-shape="id135" draw:end-glue-point="1" svg:d="M5850 6000l-50 399" svg:viewBox="0 0 51 400">
          <text:p/>
        </draw:connector>
        <draw:polyline draw:style-name="gr15" draw:text-style-name="P11" xml:id="id137" draw:id="id137" draw:layer="layout" svg:width="0.771cm" svg:height="0.683cm" draw:transform="skewX (-0.481187274774837) rotate (-1.02625360017267) translate (5.39999236003919cm 2.23931283275346cm)" svg:viewBox="0 0 772 684" draw:points="0,684 118,684 117,476 351,477 351,268 585,269 584,62 772,0">
          <text:p/>
        </draw:polyline>
        <draw:connector draw:style-name="gr42" draw:text-style-name="P11" draw:layer="layout" draw:type="line" svg:x1="4.85cm" svg:y1="3.2cm" svg:x2="5cm" svg:y2="2.899cm" draw:start-shape="id136" draw:start-glue-point="4" draw:end-shape="id137" draw:end-glue-point="3" svg:d="M4850 3200l150-301" svg:viewBox="0 0 151 302">
          <text:p/>
        </draw:connector>
        <draw:connector draw:style-name="gr42" draw:text-style-name="P11" draw:layer="layout" draw:type="line" svg:x1="5.85cm" svg:y1="3.2cm" svg:x2="5.8cm" svg:y2="2.899cm" draw:start-shape="id104" draw:start-glue-point="4" draw:end-shape="id137" draw:end-glue-point="1" svg:d="M5850 3200l-50-301" svg:viewBox="0 0 51 302">
          <text:p/>
        </draw:connector>
        <draw:connector draw:style-name="gr26" draw:text-style-name="P8" draw:layer="layout" svg:x1="5.8cm" svg:y1="8.25cm" svg:x2="7.7cm" svg:y2="7.85cm" draw:start-shape="id110" draw:start-glue-point="3" draw:end-shape="id131" draw:end-glue-point="6" svg:d="M5800 8250h-501v-800h1551v400h850" svg:viewBox="0 0 2402 801">
          <text:p/>
        </draw:connector>
        <draw:g>
          <draw:line draw:style-name="gr22" draw:text-style-name="P17" draw:layer="layout" svg:x1="9.2cm" svg:y1="6.2cm" svg:x2="8.8cm" svg:y2="6.2cm">
            <text:p/>
          </draw:line>
          <draw:custom-shape draw:style-name="gr43" draw:text-style-name="P17" draw:layer="layout" svg:width="0.3cm" svg:height="0.3cm" draw:transform="rotate (-1.5707963267949) translate (9.15cm 6.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4" draw:text-style-name="P8" draw:layer="layout" draw:line-skew="0.301cm" svg:x1="7.85cm" svg:y1="4.7cm" svg:x2="9cm" svg:y2="5.7cm" draw:start-shape="id108" draw:start-glue-point="4" svg:d="M7850 4700v-200h1150v1200" svg:viewBox="0 0 1151 1201">
          <text:p/>
        </draw:connector>
        <draw:connector draw:style-name="gr13" draw:text-style-name="P8" draw:layer="layout" svg:x1="9.7cm" svg:y1="7.85cm" svg:x2="9cm" svg:y2="7.85cm" draw:start-shape="id138" draw:start-glue-point="6" draw:end-shape="id139" draw:end-glue-point="10" svg:d="M9700 7850h-700" svg:viewBox="0 0 701 1">
          <text:p/>
        </draw:connector>
        <draw:connector draw:style-name="gr13" draw:text-style-name="P8" draw:layer="layout" svg:x1="9.7cm" svg:y1="8.35cm" svg:x2="9cm" svg:y2="8.35cm" draw:start-shape="id140" draw:start-glue-point="6" draw:end-shape="id141" draw:end-glue-point="10" svg:d="M9700 8350h-700" svg:viewBox="0 0 701 1">
          <text:p/>
        </draw:connector>
        <draw:connector draw:style-name="gr44" draw:text-style-name="P8" draw:layer="layout" draw:line-skew="-0.363cm" svg:x1="9cm" svg:y1="6cm" svg:x2="8.35cm" svg:y2="7.7cm" draw:end-shape="id133" draw:end-glue-point="4" svg:d="M9000 6000v237h-650v1463" svg:viewBox="0 0 651 1701">
          <text:p/>
        </draw:connector>
        <draw:frame draw:style-name="gr27" draw:text-style-name="P19" draw:layer="layout" svg:width="1.552cm" svg:height="0.45cm" svg:x="0.944cm" svg:y="1.05cm">
          <draw:text-box>
            <text:p>Arduino nano</text:p>
          </draw:text-box>
        </draw:frame>
        <draw:custom-shape draw:style-name="gr40" draw:text-style-name="P5" draw:layer="layout" svg:width="2.05cm" svg:height="0.5cm" svg:x="11.45cm" svg:y="6.5cm">
          <text:p text:style-name="P20"><text:span text:style-name="T2">CRD : 5.0V /0.5W</text:span></text:p>
          <text:p text:style-name="P20"><text:span text:style-name="T2">HZ5B-3-E</text:span></text:p>
          <draw:enhanced-geometry svg:viewBox="0 0 21600 21600" draw:text-areas="800 800 20800 20800" draw:mirror-horizontal="false" draw:mirror-vertical="false" draw:type="round-rectangular-callout" draw:modifiers="-25180.6923451975 -3621.556886227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標準">
        <draw:g>
          <draw:polygon draw:style-name="gr1" draw:text-style-name="P1" draw:layer="layout" svg:width="10.499cm" svg:height="13.499cm" svg:x="3.499cm" svg:y="0.999cm" svg:viewBox="0 0 10500 13500" draw:points="3000,0 2500,500 450,500 0,1050 0,13000 500,13500 10000,13500 10500,13000 10500,1000 9550,0">
            <text:p/>
          </draw:polygon>
          <draw:custom-shape draw:style-name="gr2" draw:text-style-name="P3" xml:id="id142" draw:id="id142" draw:layer="layout" svg:width="0.3cm" svg:height="0.3cm" svg:x="3.849cm" svg:y="1.849cm">
            <text:p text:style-name="P2"><text:span text:style-name="T1">D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144" draw:id="id144" draw:layer="layout" svg:width="0.3cm" svg:height="0.3cm" svg:x="3.849cm" svg:y="2.349cm">
            <text:p text:style-name="P2"><text:span text:style-name="T1">D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146" draw:id="id146" draw:layer="layout" svg:width="0.3cm" svg:height="0.3cm" svg:x="3.849cm" svg:y="2.849cm">
            <text:p text:style-name="P2"><text:span text:style-name="T1">D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148" draw:id="id148" draw:layer="layout" svg:width="0.3cm" svg:height="0.3cm" svg:x="3.849cm" svg:y="3.349cm">
            <text:p text:style-name="P2"><text:span text:style-name="T1">D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150" draw:id="id150" draw:layer="layout" svg:width="0.3cm" svg:height="0.3cm" svg:x="3.849cm" svg:y="3.849cm">
            <text:p text:style-name="P2"><text:span text:style-name="T1">D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152" draw:id="id152" draw:layer="layout" svg:width="0.3cm" svg:height="0.3cm" svg:x="3.849cm" svg:y="4.349cm">
            <text:p text:style-name="P2"><text:span text:style-name="T1">D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154" draw:id="id154" draw:layer="layout" svg:width="0.3cm" svg:height="0.3cm" svg:x="3.849cm" svg:y="4.849cm">
            <text:p text:style-name="P2"><text:span text:style-name="T1">D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156" draw:id="id156" draw:layer="layout" svg:width="0.3cm" svg:height="0.3cm" svg:x="3.849cm" svg:y="5.349cm">
            <text:p text:style-name="P2"><text:span text:style-name="T1">D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143" draw:id="id143" draw:layer="layout" svg:width="0.3cm" svg:height="0.3cm" svg:x="4.349cm" svg:y="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145" draw:id="id145" draw:layer="layout" svg:width="0.3cm" svg:height="0.3cm" svg:x="4.349cm" svg:y="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147" draw:id="id147" draw:layer="layout" svg:width="0.3cm" svg:height="0.3cm" svg:x="4.349cm" svg:y="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149" draw:id="id149" draw:layer="layout" svg:width="0.3cm" svg:height="0.3cm" svg:x="4.349cm" svg:y="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151" draw:id="id151" draw:layer="layout" svg:width="0.3cm" svg:height="0.3cm" svg:x="4.349cm" svg:y="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153" draw:id="id153" draw:layer="layout" svg:width="0.3cm" svg:height="0.3cm" svg:x="4.349cm" svg:y="4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155" draw:id="id155" draw:layer="layout" svg:width="0.3cm" svg:height="0.3cm" svg:x="4.349cm" svg:y="4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157" draw:id="id157" draw:layer="layout" svg:width="0.3cm" svg:height="0.3cm" svg:x="4.349cm" svg:y="5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4.349cm" svg:y="5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159" draw:id="id159" draw:layer="layout" svg:width="0.3cm" svg:height="0.3cm" svg:x="4.349cm" svg:y="6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161" draw:id="id161" draw:layer="layout" svg:width="0.3cm" svg:height="0.3cm" svg:x="4.349cm" svg:y="6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163" draw:id="id163" draw:layer="layout" svg:width="0.3cm" svg:height="0.3cm" svg:x="4.349cm" svg:y="7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165" draw:id="id165" draw:layer="layout" svg:width="0.3cm" svg:height="0.3cm" svg:x="4.349cm" svg:y="7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167" draw:id="id167" draw:layer="layout" svg:width="0.3cm" svg:height="0.3cm" svg:x="4.349cm" svg:y="8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169" draw:id="id169" draw:layer="layout" svg:width="0.3cm" svg:height="0.3cm" svg:x="4.349cm" svg:y="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171" draw:id="id171" draw:layer="layout" svg:width="0.3cm" svg:height="0.3cm" svg:x="4.349cm" svg:y="9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173" draw:id="id173" draw:layer="layout" svg:width="0.3cm" svg:height="0.3cm" svg:x="4.349cm" svg:y="9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175" draw:id="id175" draw:layer="layout" svg:width="0.3cm" svg:height="0.3cm" svg:x="4.349cm" svg:y="10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177" draw:id="id177" draw:layer="layout" svg:width="0.3cm" svg:height="0.3cm" svg:x="4.349cm" svg:y="10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4.349cm" svg:y="1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4.349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4.349cm" svg:y="1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4.349cm" svg:y="1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4.349cm" svg:y="1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4.349cm" svg:y="1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3.849cm" svg:y="1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3.849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3.849cm" svg:y="1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3.849cm" svg:y="1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3.849cm" svg:y="1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3.849cm" svg:y="1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158" draw:id="id158" draw:layer="layout" svg:width="0.3cm" svg:height="0.3cm" svg:x="3.849cm" svg:y="6.199cm">
            <text:p text:style-name="P2"><text:span text:style-name="T1">D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160" draw:id="id160" draw:layer="layout" svg:width="0.3cm" svg:height="0.3cm" svg:x="3.849cm" svg:y="6.699cm">
            <text:p text:style-name="P2"><text:span text:style-name="T1">D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162" draw:id="id162" draw:layer="layout" svg:width="0.3cm" svg:height="0.3cm" svg:x="3.849cm" svg:y="7.199cm">
            <text:p text:style-name="P2"><text:span text:style-name="T1">D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164" draw:id="id164" draw:layer="layout" svg:width="0.3cm" svg:height="0.3cm" svg:x="3.849cm" svg:y="7.699cm">
            <text:p text:style-name="P2"><text:span text:style-name="T1">D1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166" draw:id="id166" draw:layer="layout" svg:width="0.3cm" svg:height="0.3cm" svg:x="3.849cm" svg:y="8.199cm">
            <text:p text:style-name="P2"><text:span text:style-name="T1">D1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168" draw:id="id168" draw:layer="layout" svg:width="0.3cm" svg:height="0.3cm" svg:x="3.849cm" svg:y="8.699cm">
            <text:p text:style-name="P2"><text:span text:style-name="T1">D1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170" draw:id="id170" draw:layer="layout" svg:width="0.3cm" svg:height="0.3cm" svg:x="3.849cm" svg:y="9.199cm">
            <text:p text:style-name="P2"><text:span text:style-name="T1">GN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172" draw:id="id172" draw:layer="layout" svg:width="0.3cm" svg:height="0.3cm" svg:x="3.849cm" svg:y="9.699cm">
            <text:p text:style-name="P2"><text:span text:style-name="T1">ARE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174" draw:id="id174" draw:layer="layout" svg:width="0.3cm" svg:height="0.3cm" svg:x="3.849cm" svg:y="10.199cm">
            <text:p text:style-name="P2"><text:span text:style-name="T1">SD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176" draw:id="id176" draw:layer="layout" svg:width="0.3cm" svg:height="0.3cm" svg:x="3.849cm" svg:y="10.699cm">
            <text:p text:style-name="P2"><text:span text:style-name="T1">SD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4.849cm" svg:y="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4.849cm" svg:y="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4.849cm" svg:y="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4.849cm" svg:y="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4.849cm" svg:y="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4.849cm" svg:y="4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4.849cm" svg:y="4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4.849cm" svg:y="5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4.849cm" svg:y="5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4.849cm" svg:y="6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4.849cm" svg:y="6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4.849cm" svg:y="7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4.849cm" svg:y="7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4.849cm" svg:y="8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4.849cm" svg:y="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4.849cm" svg:y="9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4.849cm" svg:y="9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4.849cm" svg:y="10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4.849cm" svg:y="10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4.849cm" svg:y="1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4.849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4.849cm" svg:y="1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4.849cm" svg:y="1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4.849cm" svg:y="1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4.849cm" svg:y="1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349cm" svg:y="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349cm" svg:y="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349cm" svg:y="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349cm" svg:y="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349cm" svg:y="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349cm" svg:y="4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349cm" svg:y="4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349cm" svg:y="5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349cm" svg:y="5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349cm" svg:y="6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349cm" svg:y="6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349cm" svg:y="7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349cm" svg:y="7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349cm" svg:y="8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349cm" svg:y="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349cm" svg:y="9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349cm" svg:y="9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349cm" svg:y="10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349cm" svg:y="10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349cm" svg:y="1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349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349cm" svg:y="1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349cm" svg:y="1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349cm" svg:y="1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349cm" svg:y="1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849cm" svg:y="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849cm" svg:y="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849cm" svg:y="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849cm" svg:y="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849cm" svg:y="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849cm" svg:y="4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849cm" svg:y="4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849cm" svg:y="5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849cm" svg:y="5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849cm" svg:y="6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849cm" svg:y="6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849cm" svg:y="7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849cm" svg:y="7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849cm" svg:y="8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849cm" svg:y="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849cm" svg:y="9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849cm" svg:y="9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849cm" svg:y="10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849cm" svg:y="10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849cm" svg:y="1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849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849cm" svg:y="1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849cm" svg:y="1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849cm" svg:y="1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5.849cm" svg:y="1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299cm" svg:y="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3cm" svg:height="0.3cm" svg:x="6.799cm" svg:y="1.349cm">
            <text:p text:style-name="P2"><text:span text:style-name="T1">VC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299cm" svg:y="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3cm" svg:height="0.3cm" svg:x="7.799cm" svg:y="1.349cm">
            <text:p text:style-name="P2"><text:span text:style-name="T1">GN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349cm" svg:y="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849cm" svg:y="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349cm" svg:y="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849cm" svg:y="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349cm" svg:y="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3cm" svg:height="0.3cm" svg:x="10.849cm" svg:y="1.349cm">
            <text:p text:style-name="P2"><text:span text:style-name="T1">SCK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3cm" svg:height="0.3cm" svg:x="11.349cm" svg:y="1.349cm">
            <text:p text:style-name="P2"><text:span text:style-name="T1">MISO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3cm" svg:height="0.3cm" svg:x="11.849cm" svg:y="1.349cm">
            <text:p text:style-name="P2"><text:span text:style-name="T1">MOSI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349cm" svg:y="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849cm" svg:y="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299cm" svg:y="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299cm" svg:y="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299cm" svg:y="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299cm" svg:y="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299cm" svg:y="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299cm" svg:y="4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299cm" svg:y="4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299cm" svg:y="5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299cm" svg:y="5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299cm" svg:y="6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299cm" svg:y="6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299cm" svg:y="7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299cm" svg:y="7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299cm" svg:y="8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299cm" svg:y="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299cm" svg:y="9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299cm" svg:y="9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299cm" svg:y="10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299cm" svg:y="10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299cm" svg:y="1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299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299cm" svg:y="1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299cm" svg:y="1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299cm" svg:y="1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299cm" svg:y="1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799cm" svg:y="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799cm" svg:y="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799cm" svg:y="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799cm" svg:y="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799cm" svg:y="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799cm" svg:y="4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799cm" svg:y="4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799cm" svg:y="5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799cm" svg:y="5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799cm" svg:y="6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799cm" svg:y="6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799cm" svg:y="7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799cm" svg:y="7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799cm" svg:y="8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799cm" svg:y="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799cm" svg:y="9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799cm" svg:y="9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799cm" svg:y="10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799cm" svg:y="10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799cm" svg:y="1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799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799cm" svg:y="1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799cm" svg:y="1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799cm" svg:y="1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6.799cm" svg:y="1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299cm" svg:y="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299cm" svg:y="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299cm" svg:y="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299cm" svg:y="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299cm" svg:y="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299cm" svg:y="4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299cm" svg:y="4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299cm" svg:y="5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299cm" svg:y="5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299cm" svg:y="6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299cm" svg:y="6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299cm" svg:y="7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299cm" svg:y="7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299cm" svg:y="8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299cm" svg:y="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299cm" svg:y="9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299cm" svg:y="9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299cm" svg:y="10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299cm" svg:y="10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299cm" svg:y="1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299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299cm" svg:y="1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299cm" svg:y="1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299cm" svg:y="1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299cm" svg:y="1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799cm" svg:y="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799cm" svg:y="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799cm" svg:y="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799cm" svg:y="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799cm" svg:y="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799cm" svg:y="4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799cm" svg:y="4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799cm" svg:y="5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799cm" svg:y="5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799cm" svg:y="6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799cm" svg:y="6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799cm" svg:y="7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799cm" svg:y="7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799cm" svg:y="8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799cm" svg:y="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799cm" svg:y="9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799cm" svg:y="9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799cm" svg:y="10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799cm" svg:y="10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799cm" svg:y="1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799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799cm" svg:y="1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799cm" svg:y="1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799cm" svg:y="1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7.799cm" svg:y="1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349cm" svg:y="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349cm" svg:y="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349cm" svg:y="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349cm" svg:y="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349cm" svg:y="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349cm" svg:y="4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349cm" svg:y="4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349cm" svg:y="5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349cm" svg:y="5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349cm" svg:y="6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349cm" svg:y="6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349cm" svg:y="7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349cm" svg:y="7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349cm" svg:y="8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349cm" svg:y="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349cm" svg:y="9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349cm" svg:y="9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349cm" svg:y="10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349cm" svg:y="10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349cm" svg:y="1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349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349cm" svg:y="1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349cm" svg:y="1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349cm" svg:y="1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349cm" svg:y="1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849cm" svg:y="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849cm" svg:y="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849cm" svg:y="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849cm" svg:y="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849cm" svg:y="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849cm" svg:y="4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849cm" svg:y="4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849cm" svg:y="5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849cm" svg:y="5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849cm" svg:y="6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849cm" svg:y="6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849cm" svg:y="7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849cm" svg:y="7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849cm" svg:y="8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849cm" svg:y="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849cm" svg:y="9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849cm" svg:y="9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849cm" svg:y="10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849cm" svg:y="10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849cm" svg:y="1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849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849cm" svg:y="1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849cm" svg:y="1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849cm" svg:y="1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8.849cm" svg:y="1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349cm" svg:y="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349cm" svg:y="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349cm" svg:y="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349cm" svg:y="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349cm" svg:y="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349cm" svg:y="4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349cm" svg:y="4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349cm" svg:y="5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349cm" svg:y="5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349cm" svg:y="6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349cm" svg:y="6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349cm" svg:y="7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349cm" svg:y="7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349cm" svg:y="8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349cm" svg:y="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349cm" svg:y="9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349cm" svg:y="9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349cm" svg:y="10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349cm" svg:y="10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349cm" svg:y="1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349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349cm" svg:y="1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349cm" svg:y="1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349cm" svg:y="1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349cm" svg:y="1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849cm" svg:y="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849cm" svg:y="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849cm" svg:y="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849cm" svg:y="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849cm" svg:y="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849cm" svg:y="4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849cm" svg:y="4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849cm" svg:y="5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849cm" svg:y="5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849cm" svg:y="6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849cm" svg:y="6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849cm" svg:y="7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849cm" svg:y="7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849cm" svg:y="8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849cm" svg:y="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849cm" svg:y="9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849cm" svg:y="9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849cm" svg:y="10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849cm" svg:y="10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849cm" svg:y="1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849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849cm" svg:y="1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849cm" svg:y="1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849cm" svg:y="1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9.849cm" svg:y="1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349cm" svg:y="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349cm" svg:y="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349cm" svg:y="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349cm" svg:y="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349cm" svg:y="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349cm" svg:y="4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349cm" svg:y="4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349cm" svg:y="5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349cm" svg:y="5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349cm" svg:y="6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349cm" svg:y="6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349cm" svg:y="7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349cm" svg:y="7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349cm" svg:y="8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349cm" svg:y="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349cm" svg:y="9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349cm" svg:y="9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349cm" svg:y="10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349cm" svg:y="10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349cm" svg:y="1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349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349cm" svg:y="1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349cm" svg:y="1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349cm" svg:y="1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349cm" svg:y="1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849cm" svg:y="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849cm" svg:y="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849cm" svg:y="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849cm" svg:y="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849cm" svg:y="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849cm" svg:y="4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849cm" svg:y="4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849cm" svg:y="5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849cm" svg:y="5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849cm" svg:y="6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849cm" svg:y="6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849cm" svg:y="7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849cm" svg:y="7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849cm" svg:y="8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849cm" svg:y="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849cm" svg:y="9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849cm" svg:y="9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849cm" svg:y="10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849cm" svg:y="10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849cm" svg:y="1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849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849cm" svg:y="1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849cm" svg:y="1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849cm" svg:y="1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0.849cm" svg:y="1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349cm" svg:y="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349cm" svg:y="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349cm" svg:y="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349cm" svg:y="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349cm" svg:y="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349cm" svg:y="4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349cm" svg:y="4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349cm" svg:y="5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349cm" svg:y="5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349cm" svg:y="6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349cm" svg:y="6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349cm" svg:y="7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349cm" svg:y="7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349cm" svg:y="8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349cm" svg:y="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349cm" svg:y="9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349cm" svg:y="9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349cm" svg:y="10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349cm" svg:y="10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349cm" svg:y="1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349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349cm" svg:y="1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349cm" svg:y="1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349cm" svg:y="1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349cm" svg:y="1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849cm" svg:y="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849cm" svg:y="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849cm" svg:y="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849cm" svg:y="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849cm" svg:y="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849cm" svg:y="4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849cm" svg:y="4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849cm" svg:y="5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849cm" svg:y="5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849cm" svg:y="6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849cm" svg:y="6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849cm" svg:y="7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849cm" svg:y="7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849cm" svg:y="8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849cm" svg:y="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849cm" svg:y="9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849cm" svg:y="9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849cm" svg:y="10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849cm" svg:y="10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849cm" svg:y="1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849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849cm" svg:y="1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849cm" svg:y="1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849cm" svg:y="1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1.849cm" svg:y="1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349cm" svg:y="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349cm" svg:y="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349cm" svg:y="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349cm" svg:y="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349cm" svg:y="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349cm" svg:y="4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349cm" svg:y="4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349cm" svg:y="5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349cm" svg:y="5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349cm" svg:y="6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349cm" svg:y="6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349cm" svg:y="7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349cm" svg:y="7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349cm" svg:y="8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349cm" svg:y="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349cm" svg:y="9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349cm" svg:y="9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349cm" svg:y="10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349cm" svg:y="10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349cm" svg:y="1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349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349cm" svg:y="1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349cm" svg:y="1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349cm" svg:y="1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349cm" svg:y="1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179" draw:id="id179" draw:layer="layout" svg:width="0.3cm" svg:height="0.3cm" svg:x="12.849cm" svg:y="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181" draw:id="id181" draw:layer="layout" svg:width="0.3cm" svg:height="0.3cm" svg:x="12.849cm" svg:y="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183" draw:id="id183" draw:layer="layout" svg:width="0.3cm" svg:height="0.3cm" svg:x="12.849cm" svg:y="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185" draw:id="id185" draw:layer="layout" svg:width="0.3cm" svg:height="0.3cm" svg:x="12.849cm" svg:y="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187" draw:id="id187" draw:layer="layout" svg:width="0.3cm" svg:height="0.3cm" svg:x="12.849cm" svg:y="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189" draw:id="id189" draw:layer="layout" svg:width="0.3cm" svg:height="0.3cm" svg:x="12.849cm" svg:y="4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849cm" svg:y="4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191" draw:id="id191" draw:layer="layout" svg:width="0.3cm" svg:height="0.3cm" svg:x="12.849cm" svg:y="5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193" draw:id="id193" draw:layer="layout" svg:width="0.3cm" svg:height="0.3cm" svg:x="12.849cm" svg:y="5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195" draw:id="id195" draw:layer="layout" svg:width="0.3cm" svg:height="0.3cm" svg:x="12.849cm" svg:y="6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197" draw:id="id197" draw:layer="layout" svg:width="0.3cm" svg:height="0.3cm" svg:x="12.849cm" svg:y="6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199" draw:id="id199" draw:layer="layout" svg:width="0.3cm" svg:height="0.3cm" svg:x="12.849cm" svg:y="7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201" draw:id="id201" draw:layer="layout" svg:width="0.3cm" svg:height="0.3cm" svg:x="12.849cm" svg:y="7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203" draw:id="id203" draw:layer="layout" svg:width="0.3cm" svg:height="0.3cm" svg:x="12.849cm" svg:y="8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849cm" svg:y="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849cm" svg:y="9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849cm" svg:y="9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849cm" svg:y="10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849cm" svg:y="10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849cm" svg:y="1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849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849cm" svg:y="1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849cm" svg:y="1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849cm" svg:y="1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2.849cm" svg:y="1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178" draw:id="id178" draw:layer="layout" svg:width="0.3cm" svg:height="0.3cm" svg:x="13.349cm" svg:y="1.849cm">
            <text:p text:style-name="P2"><text:span text:style-name="T1">A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180" draw:id="id180" draw:layer="layout" svg:width="0.3cm" svg:height="0.3cm" svg:x="13.349cm" svg:y="2.349cm">
            <text:p text:style-name="P2"><text:span text:style-name="T1">A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182" draw:id="id182" draw:layer="layout" svg:width="0.3cm" svg:height="0.3cm" svg:x="13.349cm" svg:y="2.849cm">
            <text:p text:style-name="P2"><text:span text:style-name="T1">A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184" draw:id="id184" draw:layer="layout" svg:width="0.3cm" svg:height="0.3cm" svg:x="13.349cm" svg:y="3.349cm">
            <text:p text:style-name="P2"><text:span text:style-name="T1">A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186" draw:id="id186" draw:layer="layout" svg:width="0.3cm" svg:height="0.3cm" svg:x="13.349cm" svg:y="3.849cm">
            <text:p text:style-name="P2"><text:span text:style-name="T1">A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188" draw:id="id188" draw:layer="layout" svg:width="0.3cm" svg:height="0.3cm" svg:x="13.349cm" svg:y="4.349cm">
            <text:p text:style-name="P2"><text:span text:style-name="T1">A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3.349cm" svg:y="4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190" draw:id="id190" draw:layer="layout" svg:width="0.3cm" svg:height="0.3cm" svg:x="13.349cm" svg:y="5.349cm">
            <text:p text:style-name="P2"><text:span text:style-name="T1">Vi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192" draw:id="id192" draw:layer="layout" svg:width="0.3cm" svg:height="0.3cm" svg:x="13.349cm" svg:y="5.849cm">
            <text:p text:style-name="P2"><text:span text:style-name="T1">GN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194" draw:id="id194" draw:layer="layout" svg:width="0.3cm" svg:height="0.3cm" svg:x="13.349cm" svg:y="6.349cm">
            <text:p text:style-name="P2"><text:span text:style-name="T1">GN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196" draw:id="id196" draw:layer="layout" svg:width="0.3cm" svg:height="0.3cm" svg:x="13.349cm" svg:y="6.849cm">
            <text:p text:style-name="P2"><text:span text:style-name="T1">5V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198" draw:id="id198" draw:layer="layout" svg:width="0.3cm" svg:height="0.3cm" svg:x="13.349cm" svg:y="7.349cm">
            <text:p text:style-name="P2"><text:span text:style-name="T1">3.3V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200" draw:id="id200" draw:layer="layout" svg:width="0.3cm" svg:height="0.3cm" svg:x="13.349cm" svg:y="7.849cm">
            <text:p text:style-name="P2"><text:span text:style-name="T1">RS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202" draw:id="id202" draw:layer="layout" svg:width="0.3cm" svg:height="0.3cm" svg:x="13.349cm" svg:y="8.349cm">
            <text:p text:style-name="P2"><text:span text:style-name="T1">IORE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3.349cm" svg:y="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3.349cm" svg:y="9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3.349cm" svg:y="9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3.349cm" svg:y="10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3.349cm" svg:y="10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3.349cm" svg:y="11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3.349cm" svg:y="11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3.349cm" svg:y="12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3.349cm" svg:y="12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3.349cm" svg:y="13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cm" svg:height="0.3cm" svg:x="13.349cm" svg:y="13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4" draw:layer="layout" draw:type="line" svg:x1="4.149cm" svg:y1="1.999cm" svg:x2="4.349cm" svg:y2="1.999cm" draw:start-shape="id142" draw:start-glue-point="10" draw:end-shape="id143" draw:end-glue-point="6" svg:d="M4149 1999h200" svg:viewBox="0 0 201 1">
            <text:p/>
          </draw:connector>
          <draw:connector draw:style-name="gr4" draw:text-style-name="P4" draw:layer="layout" draw:type="line" svg:x1="4.149cm" svg:y1="2.499cm" svg:x2="4.349cm" svg:y2="2.499cm" draw:start-shape="id144" draw:start-glue-point="10" draw:end-shape="id145" draw:end-glue-point="6" svg:d="M4149 2499h200" svg:viewBox="0 0 201 1">
            <text:p/>
          </draw:connector>
          <draw:connector draw:style-name="gr4" draw:text-style-name="P4" draw:layer="layout" draw:type="line" svg:x1="4.149cm" svg:y1="2.999cm" svg:x2="4.349cm" svg:y2="2.999cm" draw:start-shape="id146" draw:start-glue-point="10" draw:end-shape="id147" draw:end-glue-point="6" svg:d="M4149 2999h200" svg:viewBox="0 0 201 1">
            <text:p/>
          </draw:connector>
          <draw:connector draw:style-name="gr4" draw:text-style-name="P4" draw:layer="layout" draw:type="line" svg:x1="4.149cm" svg:y1="3.499cm" svg:x2="4.349cm" svg:y2="3.499cm" draw:start-shape="id148" draw:start-glue-point="10" draw:end-shape="id149" draw:end-glue-point="6" svg:d="M4149 3499h200" svg:viewBox="0 0 201 1">
            <text:p/>
          </draw:connector>
          <draw:connector draw:style-name="gr4" draw:text-style-name="P4" draw:layer="layout" draw:type="line" svg:x1="4.149cm" svg:y1="3.999cm" svg:x2="4.349cm" svg:y2="3.999cm" draw:start-shape="id150" draw:start-glue-point="10" draw:end-shape="id151" draw:end-glue-point="6" svg:d="M4149 3999h200" svg:viewBox="0 0 201 1">
            <text:p/>
          </draw:connector>
          <draw:connector draw:style-name="gr4" draw:text-style-name="P4" draw:layer="layout" draw:type="line" svg:x1="4.149cm" svg:y1="4.499cm" svg:x2="4.349cm" svg:y2="4.499cm" draw:start-shape="id152" draw:start-glue-point="10" draw:end-shape="id153" draw:end-glue-point="6" svg:d="M4149 4499h200" svg:viewBox="0 0 201 1">
            <text:p/>
          </draw:connector>
          <draw:connector draw:style-name="gr4" draw:text-style-name="P4" draw:layer="layout" draw:type="line" svg:x1="4.149cm" svg:y1="4.999cm" svg:x2="4.349cm" svg:y2="4.999cm" draw:start-shape="id154" draw:start-glue-point="10" draw:end-shape="id155" draw:end-glue-point="6" svg:d="M4149 4999h200" svg:viewBox="0 0 201 1">
            <text:p/>
          </draw:connector>
          <draw:connector draw:style-name="gr4" draw:text-style-name="P4" draw:layer="layout" draw:type="line" svg:x1="4.149cm" svg:y1="5.499cm" svg:x2="4.349cm" svg:y2="5.499cm" draw:start-shape="id156" draw:start-glue-point="10" draw:end-shape="id157" draw:end-glue-point="6" svg:d="M4149 5499h200" svg:viewBox="0 0 201 1">
            <text:p/>
          </draw:connector>
          <draw:connector draw:style-name="gr4" draw:text-style-name="P4" draw:layer="layout" draw:type="line" svg:x1="4.149cm" svg:y1="6.349cm" svg:x2="4.349cm" svg:y2="6.499cm" draw:start-shape="id158" draw:start-glue-point="10" draw:end-shape="id159" draw:end-glue-point="6" svg:d="M4149 6349l200 150" svg:viewBox="0 0 201 151">
            <text:p/>
          </draw:connector>
          <draw:connector draw:style-name="gr4" draw:text-style-name="P4" draw:layer="layout" draw:type="line" svg:x1="4.149cm" svg:y1="6.849cm" svg:x2="4.349cm" svg:y2="6.999cm" draw:start-shape="id160" draw:start-glue-point="10" draw:end-shape="id161" draw:end-glue-point="6" svg:d="M4149 6849l200 150" svg:viewBox="0 0 201 151">
            <text:p/>
          </draw:connector>
          <draw:connector draw:style-name="gr4" draw:text-style-name="P4" draw:layer="layout" draw:type="line" svg:x1="4.149cm" svg:y1="7.349cm" svg:x2="4.349cm" svg:y2="7.499cm" draw:start-shape="id162" draw:start-glue-point="10" draw:end-shape="id163" draw:end-glue-point="6" svg:d="M4149 7349l200 150" svg:viewBox="0 0 201 151">
            <text:p/>
          </draw:connector>
          <draw:connector draw:style-name="gr4" draw:text-style-name="P4" draw:layer="layout" draw:type="line" svg:x1="4.149cm" svg:y1="7.849cm" svg:x2="4.349cm" svg:y2="7.999cm" draw:start-shape="id164" draw:start-glue-point="10" draw:end-shape="id165" draw:end-glue-point="6" svg:d="M4149 7849l200 150" svg:viewBox="0 0 201 151">
            <text:p/>
          </draw:connector>
          <draw:connector draw:style-name="gr4" draw:text-style-name="P4" draw:layer="layout" draw:type="line" svg:x1="4.105cm" svg:y1="8.455cm" svg:x2="4.349cm" svg:y2="8.499cm" draw:start-shape="id166" draw:start-glue-point="9" draw:end-shape="id167" draw:end-glue-point="6" svg:d="M4105 8455l244 44" svg:viewBox="0 0 245 45">
            <text:p/>
          </draw:connector>
          <draw:connector draw:style-name="gr4" draw:text-style-name="P4" draw:layer="layout" draw:type="line" svg:x1="4.105cm" svg:y1="8.955cm" svg:x2="4.349cm" svg:y2="8.999cm" draw:start-shape="id168" draw:start-glue-point="9" draw:end-shape="id169" draw:end-glue-point="6" svg:d="M4105 8955l244 44" svg:viewBox="0 0 245 45">
            <text:p/>
          </draw:connector>
          <draw:connector draw:style-name="gr4" draw:text-style-name="P4" draw:layer="layout" draw:type="line" svg:x1="4.149cm" svg:y1="9.349cm" svg:x2="4.349cm" svg:y2="9.499cm" draw:start-shape="id170" draw:start-glue-point="10" draw:end-shape="id171" draw:end-glue-point="6" svg:d="M4149 9349l200 150" svg:viewBox="0 0 201 151">
            <text:p/>
          </draw:connector>
          <draw:connector draw:style-name="gr4" draw:text-style-name="P4" draw:layer="layout" draw:type="line" svg:x1="4.149cm" svg:y1="9.849cm" svg:x2="4.349cm" svg:y2="9.999cm" draw:start-shape="id172" draw:start-glue-point="10" draw:end-shape="id173" draw:end-glue-point="6" svg:d="M4149 9849l200 150" svg:viewBox="0 0 201 151">
            <text:p/>
          </draw:connector>
          <draw:connector draw:style-name="gr4" draw:text-style-name="P4" draw:layer="layout" draw:type="line" svg:x1="4.149cm" svg:y1="10.349cm" svg:x2="4.349cm" svg:y2="10.499cm" draw:start-shape="id174" draw:start-glue-point="10" draw:end-shape="id175" draw:end-glue-point="6" svg:d="M4149 10349l200 150" svg:viewBox="0 0 201 151">
            <text:p/>
          </draw:connector>
          <draw:connector draw:style-name="gr4" draw:text-style-name="P4" draw:layer="layout" draw:type="line" svg:x1="4.149cm" svg:y1="10.849cm" svg:x2="4.349cm" svg:y2="10.999cm" draw:start-shape="id176" draw:start-glue-point="10" draw:end-shape="id177" draw:end-glue-point="6" svg:d="M4149 10849l200 150" svg:viewBox="0 0 201 151">
            <text:p/>
          </draw:connector>
          <draw:connector draw:style-name="gr4" draw:text-style-name="P4" draw:layer="layout" draw:type="line" svg:x1="13.349cm" svg:y1="1.999cm" svg:x2="13.149cm" svg:y2="1.999cm" draw:start-shape="id178" draw:start-glue-point="6" draw:end-shape="id179" draw:end-glue-point="10" svg:d="M13349 1999h-200" svg:viewBox="0 0 201 1">
            <text:p/>
          </draw:connector>
          <draw:connector draw:style-name="gr4" draw:text-style-name="P4" draw:layer="layout" draw:type="line" svg:x1="13.349cm" svg:y1="2.499cm" svg:x2="13.149cm" svg:y2="2.499cm" draw:start-shape="id180" draw:start-glue-point="6" draw:end-shape="id181" draw:end-glue-point="10" svg:d="M13349 2499h-200" svg:viewBox="0 0 201 1">
            <text:p/>
          </draw:connector>
          <draw:connector draw:style-name="gr4" draw:text-style-name="P4" draw:layer="layout" draw:type="line" svg:x1="13.349cm" svg:y1="2.999cm" svg:x2="13.149cm" svg:y2="2.999cm" draw:start-shape="id182" draw:start-glue-point="6" draw:end-shape="id183" draw:end-glue-point="10" svg:d="M13349 2999h-200" svg:viewBox="0 0 201 1">
            <text:p/>
          </draw:connector>
          <draw:connector draw:style-name="gr4" draw:text-style-name="P4" draw:layer="layout" draw:type="line" svg:x1="13.349cm" svg:y1="3.499cm" svg:x2="13.149cm" svg:y2="3.499cm" draw:start-shape="id184" draw:start-glue-point="6" draw:end-shape="id185" draw:end-glue-point="10" svg:d="M13349 3499h-200" svg:viewBox="0 0 201 1">
            <text:p/>
          </draw:connector>
          <draw:connector draw:style-name="gr4" draw:text-style-name="P4" draw:layer="layout" draw:type="line" svg:x1="13.349cm" svg:y1="3.999cm" svg:x2="13.149cm" svg:y2="3.999cm" draw:start-shape="id186" draw:start-glue-point="6" draw:end-shape="id187" draw:end-glue-point="10" svg:d="M13349 3999h-200" svg:viewBox="0 0 201 1">
            <text:p/>
          </draw:connector>
          <draw:connector draw:style-name="gr4" draw:text-style-name="P4" draw:layer="layout" draw:type="line" svg:x1="13.349cm" svg:y1="4.499cm" svg:x2="13.149cm" svg:y2="4.499cm" draw:start-shape="id188" draw:start-glue-point="6" draw:end-shape="id189" draw:end-glue-point="10" svg:d="M13349 4499h-200" svg:viewBox="0 0 201 1">
            <text:p/>
          </draw:connector>
          <draw:connector draw:style-name="gr4" draw:text-style-name="P4" draw:layer="layout" draw:type="line" svg:x1="13.349cm" svg:y1="5.499cm" svg:x2="13.149cm" svg:y2="5.499cm" draw:start-shape="id190" draw:start-glue-point="6" draw:end-shape="id191" draw:end-glue-point="10" svg:d="M13349 5499h-200" svg:viewBox="0 0 201 1">
            <text:p/>
          </draw:connector>
          <draw:connector draw:style-name="gr4" draw:text-style-name="P4" draw:layer="layout" draw:type="line" svg:x1="13.349cm" svg:y1="5.999cm" svg:x2="13.149cm" svg:y2="5.999cm" draw:start-shape="id192" draw:start-glue-point="6" draw:end-shape="id193" draw:end-glue-point="10" svg:d="M13349 5999h-200" svg:viewBox="0 0 201 1">
            <text:p/>
          </draw:connector>
          <draw:connector draw:style-name="gr4" draw:text-style-name="P4" draw:layer="layout" draw:type="line" svg:x1="13.349cm" svg:y1="6.499cm" svg:x2="13.149cm" svg:y2="6.499cm" draw:start-shape="id194" draw:start-glue-point="6" draw:end-shape="id195" draw:end-glue-point="10" svg:d="M13349 6499h-200" svg:viewBox="0 0 201 1">
            <text:p/>
          </draw:connector>
          <draw:connector draw:style-name="gr4" draw:text-style-name="P4" draw:layer="layout" draw:type="line" svg:x1="13.349cm" svg:y1="6.999cm" svg:x2="13.149cm" svg:y2="6.999cm" draw:start-shape="id196" draw:start-glue-point="6" draw:end-shape="id197" draw:end-glue-point="10" svg:d="M13349 6999h-200" svg:viewBox="0 0 201 1">
            <text:p/>
          </draw:connector>
          <draw:connector draw:style-name="gr4" draw:text-style-name="P4" draw:layer="layout" draw:type="line" svg:x1="13.349cm" svg:y1="7.499cm" svg:x2="13.149cm" svg:y2="7.499cm" draw:start-shape="id198" draw:start-glue-point="6" draw:end-shape="id199" draw:end-glue-point="10" svg:d="M13349 7499h-200" svg:viewBox="0 0 201 1">
            <text:p/>
          </draw:connector>
          <draw:connector draw:style-name="gr4" draw:text-style-name="P4" draw:layer="layout" draw:type="line" svg:x1="13.349cm" svg:y1="7.999cm" svg:x2="13.149cm" svg:y2="7.999cm" draw:start-shape="id200" draw:start-glue-point="6" draw:end-shape="id201" draw:end-glue-point="10" svg:d="M13349 7999h-200" svg:viewBox="0 0 201 1">
            <text:p/>
          </draw:connector>
          <draw:connector draw:style-name="gr4" draw:text-style-name="P4" draw:layer="layout" draw:type="line" svg:x1="13.349cm" svg:y1="8.499cm" svg:x2="13.149cm" svg:y2="8.499cm" draw:start-shape="id202" draw:start-glue-point="6" draw:end-shape="id203" draw:end-glue-point="10" svg:d="M13349 8499h-200" svg:viewBox="0 0 201 1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istance="50%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5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5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4-30T00:37:57</meta:creation-date>
    <dc:date>2015-05-06T08:17:55.106083651</dc:date>
    <meta:editing-duration>P2DT7H32M35S</meta:editing-duration>
    <meta:editing-cycles>65</meta:editing-cycles>
    <meta:generator>LibreOffice/4.4.2.2$Linux_X86_64 LibreOffice_project/c4c7d32d0d49397cad38d62472b0bc8acff48dd6</meta:generator>
    <dc:creator>Sumitomo Takao</dc:creator>
    <meta:printed-by>Takao Sumitomo</meta:printed-by>
    <meta:print-date>2013-05-03T01:57:39</meta:print-date>
    <meta:document-statistic meta:object-count="1303"/>
  </office:meta>
</office:document-meta>
</file>